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771000" table:style-name="ce5">
            <text:p>3.771.000</text:p>
          </table:table-cell>
          <table:table-cell office:value-type="float" office:value="557000" table:style-name="ce5">
            <text:p>557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26900" table:style-name="ce5">
            <text:p>226.900</text:p>
          </table:table-cell>
          <table:table-cell office:value-type="float" office:value="5848100" table:style-name="ce6">
            <text:p>5.848.100</text:p>
          </table:table-cell>
          <table:table-cell office:value-type="float" office:value="5563560" table:style-name="ce6">
            <text:p>5.563.560</text:p>
          </table:table-cell>
          <table:table-cell office:value-type="percentage" office:value="0.95134488124348082" table:style-name="ce7">
            <text:p>95,1%</text:p>
          </table:table-cell>
          <table:table-cell office:value-type="float" office:value="3622123" table:style-name="ce5">
            <text:p>3.622.123</text:p>
          </table:table-cell>
          <table:table-cell office:value-type="float" office:value="2015602" table:style-name="ce5">
            <text:p>2.015.602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02315" table:style-name="ce5">
            <text:p>702.315</text:p>
          </table:table-cell>
          <table:table-cell office:value-type="float" office:value="101700" table:style-name="ce5">
            <text:p>101.700</text:p>
          </table:table-cell>
          <table:table-cell office:value-type="float" office:value="203200" table:style-name="ce5">
            <text:p>203.200</text:p>
          </table:table-cell>
          <table:table-cell office:value-type="float" office:value="35500" table:style-name="ce5">
            <text:p>35.500</text:p>
          </table:table-cell>
          <table:table-cell office:value-type="float" office:value="1042715" table:style-name="ce6">
            <text:p>1.042.715</text:p>
          </table:table-cell>
          <table:table-cell office:value-type="float" office:value="962303" table:style-name="ce6">
            <text:p>962.303</text:p>
          </table:table-cell>
          <table:table-cell office:value-type="percentage" office:value="0.92288209146315148" table:style-name="ce7">
            <text:p>92,3%</text:p>
          </table:table-cell>
          <table:table-cell office:value-type="float" office:value="629460" table:style-name="ce5">
            <text:p>629.460</text:p>
          </table:table-cell>
          <table:table-cell office:value-type="float" office:value="366367" table:style-name="ce5">
            <text:p>366.367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23345" table:style-name="ce5">
            <text:p>623.345</text:p>
          </table:table-cell>
          <table:table-cell office:value-type="float" office:value="86800" table:style-name="ce5">
            <text:p>86.800</text:p>
          </table:table-cell>
          <table:table-cell office:value-type="float" office:value="155800" table:style-name="ce5">
            <text:p>155.800</text:p>
          </table:table-cell>
          <table:table-cell office:value-type="float" office:value="27400" table:style-name="ce5">
            <text:p>27.400</text:p>
          </table:table-cell>
          <table:table-cell office:value-type="float" office:value="893345" table:style-name="ce6">
            <text:p>893.345</text:p>
          </table:table-cell>
          <table:table-cell office:value-type="float" office:value="872757" table:style-name="ce6">
            <text:p>872.757</text:p>
          </table:table-cell>
          <table:table-cell office:value-type="percentage" office:value="0.97695403231674216" table:style-name="ce7">
            <text:p>97,7%</text:p>
          </table:table-cell>
          <table:table-cell office:value-type="float" office:value="554601" table:style-name="ce5">
            <text:p>554.601</text:p>
          </table:table-cell>
          <table:table-cell office:value-type="float" office:value="339613" table:style-name="ce5">
            <text:p>339.613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80060" table:style-name="ce5">
            <text:p>480.060</text:p>
          </table:table-cell>
          <table:table-cell office:value-type="float" office:value="70000" table:style-name="ce5">
            <text:p>70.000</text:p>
          </table:table-cell>
          <table:table-cell office:value-type="float" office:value="178900" table:style-name="ce5">
            <text:p>178.900</text:p>
          </table:table-cell>
          <table:table-cell office:value-type="float" office:value="31400" table:style-name="ce5">
            <text:p>31.400</text:p>
          </table:table-cell>
          <table:table-cell office:value-type="float" office:value="760360" table:style-name="ce6">
            <text:p>760.360</text:p>
          </table:table-cell>
          <table:table-cell office:value-type="float" office:value="660154" table:style-name="ce6">
            <text:p>660.154</text:p>
          </table:table-cell>
          <table:table-cell office:value-type="percentage" office:value="0.86821242569309276" table:style-name="ce7">
            <text:p>86,8%</text:p>
          </table:table-cell>
          <table:table-cell office:value-type="float" office:value="454453" table:style-name="ce5">
            <text:p>454.453</text:p>
          </table:table-cell>
          <table:table-cell office:value-type="float" office:value="226250" table:style-name="ce5">
            <text:p>226.250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945330" table:style-name="ce5">
            <text:p>945.330</text:p>
          </table:table-cell>
          <table:table-cell office:value-type="float" office:value="118900" table:style-name="ce5">
            <text:p>118.900</text:p>
          </table:table-cell>
          <table:table-cell office:value-type="float" office:value="332500" table:style-name="ce5">
            <text:p>332.500</text:p>
          </table:table-cell>
          <table:table-cell office:value-type="float" office:value="58300" table:style-name="ce5">
            <text:p>58.300</text:p>
          </table:table-cell>
          <table:table-cell office:value-type="float" office:value="1455030" table:style-name="ce6">
            <text:p>1.455.030</text:p>
          </table:table-cell>
          <table:table-cell office:value-type="float" office:value="1280205" table:style-name="ce6">
            <text:p>1.280.205</text:p>
          </table:table-cell>
          <table:table-cell office:value-type="percentage" office:value="0.87984783818890333" table:style-name="ce7">
            <text:p>88,0%</text:p>
          </table:table-cell>
          <table:table-cell office:value-type="float" office:value="879768" table:style-name="ce5">
            <text:p>879.768</text:p>
          </table:table-cell>
          <table:table-cell office:value-type="float" office:value="460740" table:style-name="ce5">
            <text:p>460.740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11955" table:style-name="ce5">
            <text:p>311.955</text:p>
          </table:table-cell>
          <table:table-cell office:value-type="float" office:value="44500" table:style-name="ce5">
            <text:p>44.500</text:p>
          </table:table-cell>
          <table:table-cell office:value-type="float" office:value="89000" table:style-name="ce5">
            <text:p>89.000</text:p>
          </table:table-cell>
          <table:table-cell office:value-type="float" office:value="15550" table:style-name="ce5">
            <text:p>15.550</text:p>
          </table:table-cell>
          <table:table-cell office:value-type="float" office:value="461005" table:style-name="ce6">
            <text:p>461.005</text:p>
          </table:table-cell>
          <table:table-cell office:value-type="float" office:value="417411" table:style-name="ce6">
            <text:p>417.411</text:p>
          </table:table-cell>
          <table:table-cell office:value-type="percentage" office:value="0.90543703430548472" table:style-name="ce7">
            <text:p>90,5%</text:p>
          </table:table-cell>
          <table:table-cell office:value-type="float" office:value="276376" table:style-name="ce5">
            <text:p>276.376</text:p>
          </table:table-cell>
          <table:table-cell office:value-type="float" office:value="150622" table:style-name="ce5">
            <text:p>150.622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461045" table:style-name="ce5">
            <text:p>1.461.045</text:p>
          </table:table-cell>
          <table:table-cell office:value-type="float" office:value="211400" table:style-name="ce5">
            <text:p>211.400</text:p>
          </table:table-cell>
          <table:table-cell office:value-type="float" office:value="365900" table:style-name="ce5">
            <text:p>365.900</text:p>
          </table:table-cell>
          <table:table-cell office:value-type="float" office:value="64250" table:style-name="ce5">
            <text:p>64.250</text:p>
          </table:table-cell>
          <table:table-cell office:value-type="float" office:value="2102595" table:style-name="ce6">
            <text:p>2.102.595</text:p>
          </table:table-cell>
          <table:table-cell office:value-type="float" office:value="1879990" table:style-name="ce6">
            <text:p>1.879.990</text:p>
          </table:table-cell>
          <table:table-cell office:value-type="percentage" office:value="0.89412844603929909" table:style-name="ce7">
            <text:p>89,4%</text:p>
          </table:table-cell>
          <table:table-cell office:value-type="float" office:value="1177402" table:style-name="ce5">
            <text:p>1.177.402</text:p>
          </table:table-cell>
          <table:table-cell office:value-type="float" office:value="754646" table:style-name="ce5">
            <text:p>754.646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004895" table:style-name="ce5">
            <text:p>1.004.895</text:p>
          </table:table-cell>
          <table:table-cell office:value-type="float" office:value="147700" table:style-name="ce5">
            <text:p>147.700</text:p>
          </table:table-cell>
          <table:table-cell office:value-type="float" office:value="311600" table:style-name="ce5">
            <text:p>311.600</text:p>
          </table:table-cell>
          <table:table-cell office:value-type="float" office:value="54875" table:style-name="ce5">
            <text:p>54.875</text:p>
          </table:table-cell>
          <table:table-cell office:value-type="float" office:value="1519070" table:style-name="ce6">
            <text:p>1.519.070</text:p>
          </table:table-cell>
          <table:table-cell office:value-type="float" office:value="1372137" table:style-name="ce6">
            <text:p>1.372.137</text:p>
          </table:table-cell>
          <table:table-cell office:value-type="percentage" office:value="0.90327437181960013" table:style-name="ce7">
            <text:p>90,3%</text:p>
          </table:table-cell>
          <table:table-cell office:value-type="float" office:value="911496" table:style-name="ce5">
            <text:p>911.496</text:p>
          </table:table-cell>
          <table:table-cell office:value-type="float" office:value="503476" table:style-name="ce5">
            <text:p>503.476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635810" table:style-name="ce5">
            <text:p>3.635.810</text:p>
          </table:table-cell>
          <table:table-cell office:value-type="float" office:value="538200" table:style-name="ce5">
            <text:p>538.2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08550" table:style-name="ce5">
            <text:p>208.550</text:p>
          </table:table-cell>
          <table:table-cell office:value-type="float" office:value="5571260" table:style-name="ce6">
            <text:p>5.571.260</text:p>
          </table:table-cell>
          <table:table-cell office:value-type="float" office:value="4933265" table:style-name="ce6">
            <text:p>4.933.265</text:p>
          </table:table-cell>
          <table:table-cell office:value-type="percentage" office:value="0.88548461209851992" table:style-name="ce7">
            <text:p>88,5%</text:p>
          </table:table-cell>
          <table:table-cell office:value-type="float" office:value="3166638" table:style-name="ce5">
            <text:p>3.166.638</text:p>
          </table:table-cell>
          <table:table-cell office:value-type="float" office:value="1824159" table:style-name="ce5">
            <text:p>1.824.159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293390" table:style-name="ce5">
            <text:p>2.293.390</text:p>
          </table:table-cell>
          <table:table-cell office:value-type="float" office:value="338300" table:style-name="ce5">
            <text:p>338.300</text:p>
          </table:table-cell>
          <table:table-cell office:value-type="float" office:value="772600" table:style-name="ce5">
            <text:p>772.600</text:p>
          </table:table-cell>
          <table:table-cell office:value-type="float" office:value="135600" table:style-name="ce5">
            <text:p>135.600</text:p>
          </table:table-cell>
          <table:table-cell office:value-type="float" office:value="3539890" table:style-name="ce6">
            <text:p>3.539.890</text:p>
          </table:table-cell>
          <table:table-cell office:value-type="float" office:value="3188730" table:style-name="ce6">
            <text:p>3.188.730</text:p>
          </table:table-cell>
          <table:table-cell office:value-type="percentage" office:value="0.90079917737556814" table:style-name="ce7">
            <text:p>90,1%</text:p>
          </table:table-cell>
          <table:table-cell office:value-type="float" office:value="2110908" table:style-name="ce5">
            <text:p>2.110.908</text:p>
          </table:table-cell>
          <table:table-cell office:value-type="float" office:value="1180744" table:style-name="ce5">
            <text:p>1.180.744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68115" table:style-name="ce5">
            <text:p>568.115</text:p>
          </table:table-cell>
          <table:table-cell office:value-type="float" office:value="80500" table:style-name="ce5">
            <text:p>80.500</text:p>
          </table:table-cell>
          <table:table-cell office:value-type="float" office:value="162500" table:style-name="ce5">
            <text:p>162.500</text:p>
          </table:table-cell>
          <table:table-cell office:value-type="float" office:value="28500" table:style-name="ce5">
            <text:p>28.500</text:p>
          </table:table-cell>
          <table:table-cell office:value-type="float" office:value="839615" table:style-name="ce6">
            <text:p>839.615</text:p>
          </table:table-cell>
          <table:table-cell office:value-type="float" office:value="785066" table:style-name="ce6">
            <text:p>785.066</text:p>
          </table:table-cell>
          <table:table-cell office:value-type="percentage" office:value="0.93503093679841354" table:style-name="ce7">
            <text:p>93,5%</text:p>
          </table:table-cell>
          <table:table-cell office:value-type="float" office:value="510710" table:style-name="ce5">
            <text:p>510.710</text:p>
          </table:table-cell>
          <table:table-cell office:value-type="float" office:value="302402" table:style-name="ce5">
            <text:p>302.402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552705" table:style-name="ce5">
            <text:p>1.552.705</text:p>
          </table:table-cell>
          <table:table-cell office:value-type="float" office:value="217800" table:style-name="ce5">
            <text:p>217.800</text:p>
          </table:table-cell>
          <table:table-cell office:value-type="float" office:value="412900" table:style-name="ce5">
            <text:p>412.900</text:p>
          </table:table-cell>
          <table:table-cell office:value-type="float" office:value="72600" table:style-name="ce5">
            <text:p>72.600</text:p>
          </table:table-cell>
          <table:table-cell office:value-type="float" office:value="2256005" table:style-name="ce6">
            <text:p>2.256.005</text:p>
          </table:table-cell>
          <table:table-cell office:value-type="float" office:value="2157812" table:style-name="ce6">
            <text:p>2.157.812</text:p>
          </table:table-cell>
          <table:table-cell office:value-type="percentage" office:value="0.95647483050791116" table:style-name="ce7">
            <text:p>95,6%</text:p>
          </table:table-cell>
          <table:table-cell office:value-type="float" office:value="1376334" table:style-name="ce5">
            <text:p>1.376.334</text:p>
          </table:table-cell>
          <table:table-cell office:value-type="float" office:value="865272" table:style-name="ce5">
            <text:p>865.272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66205" table:style-name="ce5">
            <text:p>166.205</text:p>
          </table:table-cell>
          <table:table-cell office:value-type="float" office:value="23700" table:style-name="ce5">
            <text:p>23.700</text:p>
          </table:table-cell>
          <table:table-cell office:value-type="float" office:value="48700" table:style-name="ce5">
            <text:p>48.700</text:p>
          </table:table-cell>
          <table:table-cell office:value-type="float" office:value="8500" table:style-name="ce5">
            <text:p>8.500</text:p>
          </table:table-cell>
          <table:table-cell office:value-type="float" office:value="247105" table:style-name="ce6">
            <text:p>247.105</text:p>
          </table:table-cell>
          <table:table-cell office:value-type="float" office:value="224841" table:style-name="ce6">
            <text:p>224.841</text:p>
          </table:table-cell>
          <table:table-cell office:value-type="percentage" office:value="0.90990064952145844" table:style-name="ce7">
            <text:p>91,0%</text:p>
          </table:table-cell>
          <table:table-cell office:value-type="float" office:value="147388" table:style-name="ce5">
            <text:p>147.388</text:p>
          </table:table-cell>
          <table:table-cell office:value-type="float" office:value="86772" table:style-name="ce5">
            <text:p>86.772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038415" table:style-name="ce5">
            <text:p>3.038.415</text:p>
          </table:table-cell>
          <table:table-cell office:value-type="float" office:value="452200" table:style-name="ce5">
            <text:p>452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181700" table:style-name="ce5">
            <text:p>181.700</text:p>
          </table:table-cell>
          <table:table-cell office:value-type="float" office:value="4708415" table:style-name="ce6">
            <text:p>4.708.415</text:p>
          </table:table-cell>
          <table:table-cell office:value-type="float" office:value="4156302" table:style-name="ce6">
            <text:p>4.156.302</text:p>
          </table:table-cell>
          <table:table-cell office:value-type="percentage" office:value="0.88273909585285071" table:style-name="ce7">
            <text:p>88,3%</text:p>
          </table:table-cell>
          <table:table-cell office:value-type="float" office:value="2732997" table:style-name="ce5">
            <text:p>2.732.997</text:p>
          </table:table-cell>
          <table:table-cell office:value-type="float" office:value="1586786" table:style-name="ce5">
            <text:p>1.586.786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57095" table:style-name="ce5">
            <text:p>657.095</text:p>
          </table:table-cell>
          <table:table-cell office:value-type="float" office:value="96900" table:style-name="ce5">
            <text:p>96.900</text:p>
          </table:table-cell>
          <table:table-cell office:value-type="float" office:value="230800" table:style-name="ce5">
            <text:p>230.800</text:p>
          </table:table-cell>
          <table:table-cell office:value-type="float" office:value="40500" table:style-name="ce5">
            <text:p>40.500</text:p>
          </table:table-cell>
          <table:table-cell office:value-type="float" office:value="1025295" table:style-name="ce6">
            <text:p>1.025.295</text:p>
          </table:table-cell>
          <table:table-cell office:value-type="float" office:value="898580" table:style-name="ce6">
            <text:p>898.580</text:p>
          </table:table-cell>
          <table:table-cell office:value-type="percentage" office:value="0.87641117922158984" table:style-name="ce7">
            <text:p>87,6%</text:p>
          </table:table-cell>
          <table:table-cell office:value-type="float" office:value="589792" table:style-name="ce5">
            <text:p>589.792</text:p>
          </table:table-cell>
          <table:table-cell office:value-type="float" office:value="337621" table:style-name="ce5">
            <text:p>337.621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22485" table:style-name="ce5">
            <text:p>322.485</text:p>
          </table:table-cell>
          <table:table-cell office:value-type="float" office:value="47400" table:style-name="ce5">
            <text:p>47.400</text:p>
          </table:table-cell>
          <table:table-cell office:value-type="float" office:value="101000" table:style-name="ce5">
            <text:p>101.000</text:p>
          </table:table-cell>
          <table:table-cell office:value-type="float" office:value="17750" table:style-name="ce5">
            <text:p>17.750</text:p>
          </table:table-cell>
          <table:table-cell office:value-type="float" office:value="488635" table:style-name="ce6">
            <text:p>488.635</text:p>
          </table:table-cell>
          <table:table-cell office:value-type="float" office:value="471727" table:style-name="ce6">
            <text:p>471.727</text:p>
          </table:table-cell>
          <table:table-cell office:value-type="percentage" office:value="0.96539748483019028" table:style-name="ce7">
            <text:p>96,5%</text:p>
          </table:table-cell>
          <table:table-cell office:value-type="float" office:value="310951" table:style-name="ce5">
            <text:p>310.951</text:p>
          </table:table-cell>
          <table:table-cell office:value-type="float" office:value="185816" table:style-name="ce5">
            <text:p>185.816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148760" table:style-name="ce5">
            <text:p>1.148.760</text:p>
          </table:table-cell>
          <table:table-cell office:value-type="float" office:value="165000" table:style-name="ce5">
            <text:p>165.000</text:p>
          </table:table-cell>
          <table:table-cell office:value-type="float" office:value="338200" table:style-name="ce5">
            <text:p>338.200</text:p>
          </table:table-cell>
          <table:table-cell office:value-type="float" office:value="59550" table:style-name="ce5">
            <text:p>59.550</text:p>
          </table:table-cell>
          <table:table-cell office:value-type="float" office:value="1711510" table:style-name="ce6">
            <text:p>1.711.510</text:p>
          </table:table-cell>
          <table:table-cell office:value-type="float" office:value="1613015" table:style-name="ce6">
            <text:p>1.613.015</text:p>
          </table:table-cell>
          <table:table-cell office:value-type="percentage" office:value="0.94245140256264937" table:style-name="ce7">
            <text:p>94,2%</text:p>
          </table:table-cell>
          <table:table-cell office:value-type="float" office:value="1037693" table:style-name="ce5">
            <text:p>1.037.693</text:p>
          </table:table-cell>
          <table:table-cell office:value-type="float" office:value="651140" table:style-name="ce5">
            <text:p>651.140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3570" table:style-name="ce5">
            <text:p>33.570</text:p>
          </table:table-cell>
          <table:table-cell office:value-type="float" office:value="4400" table:style-name="ce5">
            <text:p>4.4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53720" table:style-name="ce6">
            <text:p>53.720</text:p>
          </table:table-cell>
          <table:table-cell office:value-type="float" office:value="50164" table:style-name="ce6">
            <text:p>50.164</text:p>
          </table:table-cell>
          <table:table-cell office:value-type="percentage" office:value="0.93380491437081159" table:style-name="ce7">
            <text:p>93,4%</text:p>
          </table:table-cell>
          <table:table-cell office:value-type="float" office:value="34627" table:style-name="ce5">
            <text:p>34.627</text:p>
          </table:table-cell>
          <table:table-cell office:value-type="float" office:value="18276" table:style-name="ce5">
            <text:p>18.276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3570" table:style-name="ce5">
            <text:p>33.570</text:p>
          </table:table-cell>
          <table:table-cell office:value-type="float" office:value="4300" table:style-name="ce5">
            <text:p>4.3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53620" table:style-name="ce6">
            <text:p>53.620</text:p>
          </table:table-cell>
          <table:table-cell office:value-type="float" office:value="45829" table:style-name="ce6">
            <text:p>45.829</text:p>
          </table:table-cell>
          <table:table-cell office:value-type="percentage" office:value="0.85469973890339423" table:style-name="ce7">
            <text:p>85,5%</text:p>
          </table:table-cell>
          <table:table-cell office:value-type="float" office:value="30210" table:style-name="ce5">
            <text:p>30.210</text:p>
          </table:table-cell>
          <table:table-cell office:value-type="float" office:value="16940" table:style-name="ce5">
            <text:p>16.940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7690" table:style-name="ce5">
            <text:p>27.690</text:p>
          </table:table-cell>
          <table:table-cell office:value-type="float" office:value="12000" table:style-name="ce5">
            <text:p>12.0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6790" table:style-name="ce6">
            <text:p>136.790</text:p>
          </table:table-cell>
          <table:table-cell office:value-type="float" office:value="94094" table:style-name="ce6">
            <text:p>94.094</text:p>
          </table:table-cell>
          <table:table-cell office:value-type="percentage" office:value="0.68787192046202206" table:style-name="ce7">
            <text:p>68,8%</text:p>
          </table:table-cell>
          <table:table-cell office:value-type="float" office:value="73755" table:style-name="ce5">
            <text:p>73.755</text:p>
          </table:table-cell>
          <table:table-cell office:value-type="float" office:value="20707" table:style-name="ce5">
            <text:p>20.707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379" table:style-name="ce6">
            <text:p>379</text:p>
          </table:table-cell>
          <table:table-cell office:value-type="percentage" office:value="0.1994736842105263" table:style-name="ce7">
            <text:p>19,9%</text:p>
          </table:table-cell>
          <table:table-cell office:value-type="float" office:value="379" table:style-name="ce5">
            <text:p>379</text:p>
          </table:table-cell>
          <table:table-cell office:value-type="float" office:value="0" table:style-name="ce5">
            <text:p>0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2777755" table:style-name="ce11">
            <text:p>22.777.755</text:p>
          </table:table-cell>
          <table:table-cell office:value-type="float" office:value="3320600" table:style-name="ce12">
            <text:p>3.320.6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272925" table:style-name="ce14">
            <text:p>1.272.925</text:p>
          </table:table-cell>
          <table:table-cell office:value-type="float" office:value="34715980" table:style-name="ce15">
            <text:p>34.715.980</text:p>
          </table:table-cell>
          <table:table-cell office:value-type="float" office:value="31628321" table:style-name="ce15">
            <text:p>31.628.321</text:p>
          </table:table-cell>
          <table:table-cell office:value-type="percentage" office:value="0.91105943142034307" table:style-name="ce16">
            <text:p>91,1%</text:p>
          </table:table-cell>
          <table:table-cell office:value-type="float" office:value="20628061" table:style-name="ce15">
            <text:p>20.628.061</text:p>
          </table:table-cell>
          <table:table-cell office:value-type="float" office:value="11893951" table:style-name="ce15">
            <text:p>11.893.951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976392" table:style-name="ce23">
            <text:p>2.976.392</text:p>
          </table:table-cell>
          <table:table-cell office:value-type="percentage" office:value="0.91720566460147945" table:style-name="ce24">
            <text:p>91,7%</text:p>
          </table:table-cell>
          <table:table-cell office:value-type="float" office:value="1688309" table:style-name="ce23">
            <text:p>1.688.309</text:p>
          </table:table-cell>
          <table:table-cell office:value-type="percentage" office:value="0.52026970183956256" table:style-name="ce24">
            <text:p>52,0%</text:p>
          </table:table-cell>
          <table:table-cell office:value-type="date" office:date-value="2021-06-09T00:00:00" table:style-name="ce25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25809" table:style-name="ce5">
            <text:p>525.809</text:p>
          </table:table-cell>
          <table:table-cell office:value-type="percentage" office:value="0.91861214720603779" table:style-name="ce26">
            <text:p>91,9%</text:p>
          </table:table-cell>
          <table:table-cell office:value-type="float" office:value="313982" table:style-name="ce5">
            <text:p>313.982</text:p>
          </table:table-cell>
          <table:table-cell office:value-type="percentage" office:value="0.54854078040513976" table:style-name="ce26">
            <text:p>54,9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76703" table:style-name="ce5">
            <text:p>476.703</text:p>
          </table:table-cell>
          <table:table-cell office:value-type="percentage" office:value="0.93586416214475865" table:style-name="ce26">
            <text:p>93,6%</text:p>
          </table:table-cell>
          <table:table-cell office:value-type="float" office:value="292689" table:style-name="ce5">
            <text:p>292.689</text:p>
          </table:table-cell>
          <table:table-cell office:value-type="percentage" office:value="0.57460755597088176" table:style-name="ce26">
            <text:p>57,5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0784" table:style-name="ce5">
            <text:p>350.784</text:p>
          </table:table-cell>
          <table:table-cell office:value-type="percentage" office:value="0.84917910556155374" table:style-name="ce26">
            <text:p>84,9%</text:p>
          </table:table-cell>
          <table:table-cell office:value-type="float" office:value="184786" table:style-name="ce5">
            <text:p>184.786</text:p>
          </table:table-cell>
          <table:table-cell office:value-type="percentage" office:value="0.4473305800729146" table:style-name="ce26">
            <text:p>44,7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94872" table:style-name="ce5">
            <text:p>694.872</text:p>
          </table:table-cell>
          <table:table-cell office:value-type="percentage" office:value="0.83682113175917749" table:style-name="ce26">
            <text:p>83,7%</text:p>
          </table:table-cell>
          <table:table-cell office:value-type="float" office:value="384406" table:style-name="ce5">
            <text:p>384.406</text:p>
          </table:table-cell>
          <table:table-cell office:value-type="percentage" office:value="0.46293283363701287" table:style-name="ce26">
            <text:p>46,3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39410" table:style-name="ce5">
            <text:p>239.410</text:p>
          </table:table-cell>
          <table:table-cell office:value-type="percentage" office:value="0.91581649242398155" table:style-name="ce26">
            <text:p>91,6%</text:p>
          </table:table-cell>
          <table:table-cell office:value-type="float" office:value="133448" table:style-name="ce5">
            <text:p>133.448</text:p>
          </table:table-cell>
          <table:table-cell office:value-type="percentage" office:value="0.51047942559206172" table:style-name="ce26">
            <text:p>51,0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60878" table:style-name="ce5">
            <text:p>1.060.878</text:p>
          </table:table-cell>
          <table:table-cell office:value-type="percentage" office:value="0.90765106941463036" table:style-name="ce26">
            <text:p>90,8%</text:p>
          </table:table-cell>
          <table:table-cell office:value-type="float" office:value="673102" table:style-name="ce5">
            <text:p>673.102</text:p>
          </table:table-cell>
          <table:table-cell office:value-type="percentage" office:value="0.57588313653891066" table:style-name="ce26">
            <text:p>57,6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58523" table:style-name="ce5">
            <text:p>758.523</text:p>
          </table:table-cell>
          <table:table-cell office:value-type="percentage" office:value="0.92478331953617154" table:style-name="ce26">
            <text:p>92,5%</text:p>
          </table:table-cell>
          <table:table-cell office:value-type="float" office:value="444409" table:style-name="ce5">
            <text:p>444.409</text:p>
          </table:table-cell>
          <table:table-cell office:value-type="percentage" office:value="0.54181881136333432" table:style-name="ce26">
            <text:p>54,2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619753" table:style-name="ce5">
            <text:p>2.619.753</text:p>
          </table:table-cell>
          <table:table-cell office:value-type="percentage" office:value="0.86981465224718879" table:style-name="ce26">
            <text:p>87,0%</text:p>
          </table:table-cell>
          <table:table-cell office:value-type="float" office:value="1501870" table:style-name="ce5">
            <text:p>1.501.870</text:p>
          </table:table-cell>
          <table:table-cell office:value-type="percentage" office:value="0.49865332028266995" table:style-name="ce26">
            <text:p>49,9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827138" table:style-name="ce5">
            <text:p>1.827.138</text:p>
          </table:table-cell>
          <table:table-cell office:value-type="percentage" office:value="0.8923947046455234" table:style-name="ce26">
            <text:p>89,2%</text:p>
          </table:table-cell>
          <table:table-cell office:value-type="float" office:value="1066863" table:style-name="ce5">
            <text:p>1.066.863</text:p>
          </table:table-cell>
          <table:table-cell office:value-type="percentage" office:value="0.52106786229733992" table:style-name="ce26">
            <text:p>52,1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45059" table:style-name="ce5">
            <text:p>445.059</text:p>
          </table:table-cell>
          <table:table-cell office:value-type="percentage" office:value="0.96251032669109027" table:style-name="ce26">
            <text:p>96,3%</text:p>
          </table:table-cell>
          <table:table-cell office:value-type="float" office:value="271739" table:style-name="ce5">
            <text:p>271.739</text:p>
          </table:table-cell>
          <table:table-cell office:value-type="percentage" office:value="0.58767847333659173" table:style-name="ce26">
            <text:p>58,8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7527" table:style-name="ce5">
            <text:p>1.227.527</text:p>
          </table:table-cell>
          <table:table-cell office:value-type="percentage" office:value="0.96134875634358752" table:style-name="ce26">
            <text:p>96,1%</text:p>
          </table:table-cell>
          <table:table-cell office:value-type="float" office:value="795280" table:style-name="ce5">
            <text:p>795.280</text:p>
          </table:table-cell>
          <table:table-cell office:value-type="percentage" office:value="0.62283064970866486" table:style-name="ce26">
            <text:p>62,3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7162" table:style-name="ce5">
            <text:p>127.162</text:p>
          </table:table-cell>
          <table:table-cell office:value-type="percentage" office:value="0.93698513049501153" table:style-name="ce26">
            <text:p>93,7%</text:p>
          </table:table-cell>
          <table:table-cell office:value-type="float" office:value="78256" table:style-name="ce5">
            <text:p>78.256</text:p>
          </table:table-cell>
          <table:table-cell office:value-type="percentage" office:value="0.57662437184078286" table:style-name="ce26">
            <text:p>57,7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44836" table:style-name="ce5">
            <text:p>2.344.836</text:p>
          </table:table-cell>
          <table:table-cell office:value-type="percentage" office:value="0.91369979219182107" table:style-name="ce26">
            <text:p>91,4%</text:p>
          </table:table-cell>
          <table:table-cell office:value-type="float" office:value="1331475" table:style-name="ce5">
            <text:p>1.331.475</text:p>
          </table:table-cell>
          <table:table-cell office:value-type="percentage" office:value="0.51882879263564907" table:style-name="ce26">
            <text:p>51,9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73950" table:style-name="ce5">
            <text:p>473.950</text:p>
          </table:table-cell>
          <table:table-cell office:value-type="percentage" office:value="0.8894873647564443" table:style-name="ce26">
            <text:p>88,9%</text:p>
          </table:table-cell>
          <table:table-cell office:value-type="float" office:value="265388" table:style-name="ce5">
            <text:p>265.388</text:p>
          </table:table-cell>
          <table:table-cell office:value-type="percentage" office:value="0.49806788217740949" table:style-name="ce26">
            <text:p>49,8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6581" table:style-name="ce5">
            <text:p>256.581</text:p>
          </table:table-cell>
          <table:table-cell office:value-type="percentage" office:value="0.95919565152376107" table:style-name="ce26">
            <text:p>95,9%</text:p>
          </table:table-cell>
          <table:table-cell office:value-type="float" office:value="157166" table:style-name="ce5">
            <text:p>157.166</text:p>
          </table:table-cell>
          <table:table-cell office:value-type="percentage" office:value="0.58754523432126093" table:style-name="ce26">
            <text:p>58,8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13880" table:style-name="ce5">
            <text:p>913.880</text:p>
          </table:table-cell>
          <table:table-cell office:value-type="percentage" office:value="0.92206145125700334" table:style-name="ce26">
            <text:p>92,2%</text:p>
          </table:table-cell>
          <table:table-cell office:value-type="float" office:value="564174" table:style-name="ce5">
            <text:p>564.174</text:p>
          </table:table-cell>
          <table:table-cell office:value-type="percentage" office:value="0.56922473103850468" table:style-name="ce26">
            <text:p>56,9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763" table:style-name="ce5">
            <text:p>22.763</text:p>
          </table:table-cell>
          <table:table-cell office:value-type="percentage" office:value="0.86433019441069259" table:style-name="ce26">
            <text:p>86,4%</text:p>
          </table:table-cell>
          <table:table-cell office:value-type="float" office:value="13695" table:style-name="ce5">
            <text:p>13.695</text:p>
          </table:table-cell>
          <table:table-cell office:value-type="percentage" office:value="0.52001063183475094" table:style-name="ce26">
            <text:p>52,0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663" table:style-name="ce5">
            <text:p>19.663</text:p>
          </table:table-cell>
          <table:table-cell office:value-type="percentage" office:value="0.77956626888157632" table:style-name="ce26">
            <text:p>78,0%</text:p>
          </table:table-cell>
          <table:table-cell office:value-type="float" office:value="13103" table:style-name="ce5">
            <text:p>13.103</text:p>
          </table:table-cell>
          <table:table-cell office:value-type="percentage" office:value="0.51948618324545059" table:style-name="ce26">
            <text:p>51,9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1959" table:style-name="ce5">
            <text:p>11.959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373684" table:style-name="ce15">
            <text:p>17.373.684</text:p>
          </table:table-cell>
          <table:table-cell office:value-type="percentage" office:value="0.90656213374398442" table:style-name="ce16">
            <text:p>90,7%</text:p>
          </table:table-cell>
          <table:table-cell office:value-type="float" office:value="10178017" table:style-name="ce15">
            <text:p>10.178.017</text:p>
          </table:table-cell>
          <table:table-cell office:value-type="percentage" office:value="0.5310908618346315" table:style-name="ce16">
            <text:p>53,1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410" table:style-name="ce35">
            <text:p>430.410</text:p>
          </table:table-cell>
          <table:table-cell office:value-type="percentage" office:value="1" table:style-name="ce36">
            <text:p>100,0%</text:p>
          </table:table-cell>
          <table:table-cell office:value-type="float" office:value="641481" table:style-name="ce35">
            <text:p>641.481</text:p>
          </table:table-cell>
          <table:table-cell office:value-type="percentage" office:value="0.98631571340491186" table:style-name="ce36">
            <text:p>98,6%</text:p>
          </table:table-cell>
          <table:table-cell office:value-type="float" office:value="844697" table:style-name="ce35">
            <text:p>844.697</text:p>
          </table:table-cell>
          <table:table-cell office:value-type="percentage" office:value="0.92201033240298769" table:style-name="ce36">
            <text:p>92,2%</text:p>
          </table:table-cell>
          <table:table-cell office:value-type="float" office:value="1059804" table:style-name="ce35">
            <text:p>1.059.804</text:p>
          </table:table-cell>
          <table:table-cell office:value-type="percentage" office:value="0.83777581557934611" table:style-name="ce36">
            <text:p>83,8%</text:p>
          </table:table-cell>
          <table:table-cell office:value-type="float" office:value="405992" table:style-name="ce35">
            <text:p>405.992</text:p>
          </table:table-cell>
          <table:table-cell office:value-type="percentage" office:value="0.29311089195546358" table:style-name="ce36">
            <text:p>29,3%</text:p>
          </table:table-cell>
          <table:table-cell office:value-type="float" office:value="197310" table:style-name="ce35">
            <text:p>197.310</text:p>
          </table:table-cell>
          <table:table-cell office:value-type="percentage" office:value="0.12147633363234001" table:style-name="ce36">
            <text:p>12,1%</text:p>
          </table:table-cell>
          <table:table-cell office:value-type="float" office:value="41818" table:style-name="ce35">
            <text:p>41.818</text:p>
          </table:table-cell>
          <table:table-cell office:value-type="percentage" office:value="6.6818354675111769E-2" table:style-name="ce36">
            <text:p>6,7%</text:p>
          </table:table-cell>
          <table:table-cell office:value-type="float" office:value="611" table:style-name="ce35">
            <text:p>611</text:p>
          </table:table-cell>
          <table:table-cell office:value-type="percentage" office:value="3.3586007112977609E-3" table:style-name="ce36">
            <text:p>0,3%</text:p>
          </table:table-cell>
          <table:table-cell office:value-type="float" office:value="3622123" table:style-name="ce35">
            <text:p>3.622.123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1288781575973419" table:style-name="ce36">
            <text:p>51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530" table:style-name="ce38">
            <text:p>100.530</text:p>
          </table:table-cell>
          <table:table-cell office:value-type="percentage" office:value="1" table:style-name="ce39">
            <text:p>100,0%</text:p>
          </table:table-cell>
          <table:table-cell office:value-type="float" office:value="117496" table:style-name="ce38">
            <text:p>117.496</text:p>
          </table:table-cell>
          <table:table-cell office:value-type="percentage" office:value="0.98773485771930558" table:style-name="ce39">
            <text:p>98,8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428012304386475" table:style-name="ce39">
            <text:p>94,3%</text:p>
          </table:table-cell>
          <table:table-cell office:value-type="float" office:value="160360" table:style-name="ce38">
            <text:p>160.360</text:p>
          </table:table-cell>
          <table:table-cell office:value-type="percentage" office:value="0.80881240353868034" table:style-name="ce39">
            <text:p>80,9%</text:p>
          </table:table-cell>
          <table:table-cell office:value-type="float" office:value="61367" table:style-name="ce38">
            <text:p>61.367</text:p>
          </table:table-cell>
          <table:table-cell office:value-type="percentage" office:value="0.28550359862847358" table:style-name="ce39">
            <text:p>28,6%</text:p>
          </table:table-cell>
          <table:table-cell office:value-type="float" office:value="34456" table:style-name="ce38">
            <text:p>34.456</text:p>
          </table:table-cell>
          <table:table-cell office:value-type="percentage" office:value="0.14906982780998529" table:style-name="ce39">
            <text:p>14,9%</text:p>
          </table:table-cell>
          <table:table-cell office:value-type="float" office:value="7753" table:style-name="ce38">
            <text:p>7.753</text:p>
          </table:table-cell>
          <table:table-cell office:value-type="percentage" office:value="8.6936532854900203E-2" table:style-name="ce39">
            <text:p>8,7%</text:p>
          </table:table-cell>
          <table:table-cell office:value-type="float" office:value="75" table:style-name="ce38">
            <text:p>75</text:p>
          </table:table-cell>
          <table:table-cell office:value-type="percentage" office:value="2.9873337050904166E-3" table:style-name="ce39">
            <text:p>0,3%</text:p>
          </table:table-cell>
          <table:table-cell office:value-type="float" office:value="629460" table:style-name="ce38">
            <text:p>629.460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5568503236331668" table:style-name="ce39">
            <text:p>55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51" table:style-name="ce38">
            <text:p>88.251</text:p>
          </table:table-cell>
          <table:table-cell office:value-type="percentage" office:value="1" table:style-name="ce39">
            <text:p>100,0%</text:p>
          </table:table-cell>
          <table:table-cell office:value-type="float" office:value="112955" table:style-name="ce38">
            <text:p>112.955</text:p>
          </table:table-cell>
          <table:table-cell office:value-type="percentage" office:value="1" table:style-name="ce39">
            <text:p>100,0%</text:p>
          </table:table-cell>
          <table:table-cell office:value-type="float" office:value="139860" table:style-name="ce38">
            <text:p>139.860</text:p>
          </table:table-cell>
          <table:table-cell office:value-type="percentage" office:value="0.93456819821987014" table:style-name="ce39">
            <text:p>93,5%</text:p>
          </table:table-cell>
          <table:table-cell office:value-type="float" office:value="135637" table:style-name="ce38">
            <text:p>135.637</text:p>
          </table:table-cell>
          <table:table-cell office:value-type="percentage" office:value="0.83394509514586979" table:style-name="ce39">
            <text:p>83,4%</text:p>
          </table:table-cell>
          <table:table-cell office:value-type="float" office:value="51995" table:style-name="ce38">
            <text:p>51.995</text:p>
          </table:table-cell>
          <table:table-cell office:value-type="percentage" office:value="0.31136035642212551" table:style-name="ce39">
            <text:p>31,1%</text:p>
          </table:table-cell>
          <table:table-cell office:value-type="float" office:value="21103" table:style-name="ce38">
            <text:p>21.103</text:p>
          </table:table-cell>
          <table:table-cell office:value-type="percentage" office:value="0.13605885159443462" table:style-name="ce39">
            <text:p>13,6%</text:p>
          </table:table-cell>
          <table:table-cell office:value-type="float" office:value="4741" table:style-name="ce38">
            <text:p>4.741</text:p>
          </table:table-cell>
          <table:table-cell office:value-type="percentage" office:value="8.7506229350855502E-2" table:style-name="ce39">
            <text:p>8,8%</text:p>
          </table:table-cell>
          <table:table-cell office:value-type="float" office:value="59" table:style-name="ce38">
            <text:p>59</text:p>
          </table:table-cell>
          <table:table-cell office:value-type="percentage" office:value="3.7910428580607853E-3" table:style-name="ce39">
            <text:p>0,4%</text:p>
          </table:table-cell>
          <table:table-cell office:value-type="float" office:value="554601" table:style-name="ce38">
            <text:p>554.601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1539665049949566" table:style-name="ce39">
            <text:p>61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53" table:style-name="ce38">
            <text:p>50.553</text:p>
          </table:table-cell>
          <table:table-cell office:value-type="percentage" office:value="1" table:style-name="ce39">
            <text:p>100,0%</text:p>
          </table:table-cell>
          <table:table-cell office:value-type="float" office:value="76840" table:style-name="ce38">
            <text:p>76.840</text:p>
          </table:table-cell>
          <table:table-cell office:value-type="percentage" office:value="0.95434447811615086" table:style-name="ce39">
            <text:p>95,4%</text:p>
          </table:table-cell>
          <table:table-cell office:value-type="float" office:value="98248" table:style-name="ce38">
            <text:p>98.248</text:p>
          </table:table-cell>
          <table:table-cell office:value-type="percentage" office:value="0.83807184106592969" table:style-name="ce39">
            <text:p>83,8%</text:p>
          </table:table-cell>
          <table:table-cell office:value-type="float" office:value="125143" table:style-name="ce38">
            <text:p>125.143</text:p>
          </table:table-cell>
          <table:table-cell office:value-type="percentage" office:value="0.75479652828458899" table:style-name="ce39">
            <text:p>75,5%</text:p>
          </table:table-cell>
          <table:table-cell office:value-type="float" office:value="71387" table:style-name="ce38">
            <text:p>71.387</text:p>
          </table:table-cell>
          <table:table-cell office:value-type="percentage" office:value="0.34624973323244668" table:style-name="ce39">
            <text:p>34,6%</text:p>
          </table:table-cell>
          <table:table-cell office:value-type="float" office:value="27599" table:style-name="ce38">
            <text:p>27.599</text:p>
          </table:table-cell>
          <table:table-cell office:value-type="percentage" office:value="0.10702181617949294" table:style-name="ce39">
            <text:p>10,7%</text:p>
          </table:table-cell>
          <table:table-cell office:value-type="float" office:value="4637" table:style-name="ce38">
            <text:p>4.637</text:p>
          </table:table-cell>
          <table:table-cell office:value-type="percentage" office:value="5.4019734619462016E-2" table:style-name="ce39">
            <text:p>5,4%</text:p>
          </table:table-cell>
          <table:table-cell office:value-type="float" office:value="46" table:style-name="ce38">
            <text:p>46</text:p>
          </table:table-cell>
          <table:table-cell office:value-type="percentage" office:value="1.9742489270386265E-3" table:style-name="ce39">
            <text:p>0,2%</text:p>
          </table:table-cell>
          <table:table-cell office:value-type="float" office:value="454453" table:style-name="ce38">
            <text:p>454.453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6077529786196403" table:style-name="ce39">
            <text:p>4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999" table:style-name="ce38">
            <text:p>90.999</text:p>
          </table:table-cell>
          <table:table-cell office:value-type="percentage" office:value="1" table:style-name="ce39">
            <text:p>100,0%</text:p>
          </table:table-cell>
          <table:table-cell office:value-type="float" office:value="146415" table:style-name="ce38">
            <text:p>146.415</text:p>
          </table:table-cell>
          <table:table-cell office:value-type="percentage" office:value="0.94747979369835178" table:style-name="ce39">
            <text:p>94,7%</text:p>
          </table:table-cell>
          <table:table-cell office:value-type="float" office:value="204893" table:style-name="ce38">
            <text:p>204.893</text:p>
          </table:table-cell>
          <table:table-cell office:value-type="percentage" office:value="0.87154390621543909" table:style-name="ce39">
            <text:p>87,2%</text:p>
          </table:table-cell>
          <table:table-cell office:value-type="float" office:value="252565" table:style-name="ce38">
            <text:p>252.565</text:p>
          </table:table-cell>
          <table:table-cell office:value-type="percentage" office:value="0.72056020906559548" table:style-name="ce39">
            <text:p>72,1%</text:p>
          </table:table-cell>
          <table:table-cell office:value-type="float" office:value="124359" table:style-name="ce38">
            <text:p>124.359</text:p>
          </table:table-cell>
          <table:table-cell office:value-type="percentage" office:value="0.32057567977232654" table:style-name="ce39">
            <text:p>32,1%</text:p>
          </table:table-cell>
          <table:table-cell office:value-type="float" office:value="51881" table:style-name="ce38">
            <text:p>51.881</text:p>
          </table:table-cell>
          <table:table-cell office:value-type="percentage" office:value="0.1167210739571686" table:style-name="ce39">
            <text:p>11,7%</text:p>
          </table:table-cell>
          <table:table-cell office:value-type="float" office:value="8556" table:style-name="ce38">
            <text:p>8.556</text:p>
          </table:table-cell>
          <table:table-cell office:value-type="percentage" office:value="5.2202881042593303E-2" table:style-name="ce39">
            <text:p>5,2%</text:p>
          </table:table-cell>
          <table:table-cell office:value-type="float" office:value="100" table:style-name="ce38">
            <text:p>100</text:p>
          </table:table-cell>
          <table:table-cell office:value-type="percentage" office:value="2.2546897546897545E-3" table:style-name="ce39">
            <text:p>0,2%</text:p>
          </table:table-cell>
          <table:table-cell office:value-type="float" office:value="879768" table:style-name="ce38">
            <text:p>879.768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7020442718006578" table:style-name="ce39">
            <text:p>4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82" table:style-name="ce38">
            <text:p>42.082</text:p>
          </table:table-cell>
          <table:table-cell office:value-type="percentage" office:value="1" table:style-name="ce39">
            <text:p>100,0%</text:p>
          </table:table-cell>
          <table:table-cell office:value-type="float" office:value="55434" table:style-name="ce38">
            <text:p>55.434</text:p>
          </table:table-cell>
          <table:table-cell office:value-type="percentage" office:value="1" table:style-name="ce39">
            <text:p>100,0%</text:p>
          </table:table-cell>
          <table:table-cell office:value-type="float" office:value="72464" table:style-name="ce38">
            <text:p>72.464</text:p>
          </table:table-cell>
          <table:table-cell office:value-type="percentage" office:value="0.93689314112095157" table:style-name="ce39">
            <text:p>93,7%</text:p>
          </table:table-cell>
          <table:table-cell office:value-type="float" office:value="69430" table:style-name="ce38">
            <text:p>69.430</text:p>
          </table:table-cell>
          <table:table-cell office:value-type="percentage" office:value="0.77175314570272557" table:style-name="ce39">
            <text:p>77,2%</text:p>
          </table:table-cell>
          <table:table-cell office:value-type="float" office:value="22203" table:style-name="ce38">
            <text:p>22.203</text:p>
          </table:table-cell>
          <table:table-cell office:value-type="percentage" office:value="0.22709652343789954" table:style-name="ce39">
            <text:p>22,7%</text:p>
          </table:table-cell>
          <table:table-cell office:value-type="float" office:value="12862" table:style-name="ce38">
            <text:p>12.862</text:p>
          </table:table-cell>
          <table:table-cell office:value-type="percentage" office:value="0.13332365867816567" table:style-name="ce39">
            <text:p>13,3%</text:p>
          </table:table-cell>
          <table:table-cell office:value-type="float" office:value="1886" table:style-name="ce38">
            <text:p>1.886</text:p>
          </table:table-cell>
          <table:table-cell office:value-type="percentage" office:value="5.3985973951624446E-2" table:style-name="ce39">
            <text:p>5,4%</text:p>
          </table:table-cell>
          <table:table-cell office:value-type="float" office:value="15" table:style-name="ce38">
            <text:p>15</text:p>
          </table:table-cell>
          <table:table-cell office:value-type="percentage" office:value="1.3900472616068947E-3" table:style-name="ce39">
            <text:p>0,1%</text:p>
          </table:table-cell>
          <table:table-cell office:value-type="float" office:value="276376" table:style-name="ce38">
            <text:p>276.376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5122620586217352" table:style-name="ce39">
            <text:p>55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159" table:style-name="ce38">
            <text:p>228.159</text:p>
          </table:table-cell>
          <table:table-cell office:value-type="percentage" office:value="1" table:style-name="ce39">
            <text:p>100,0%</text:p>
          </table:table-cell>
          <table:table-cell office:value-type="float" office:value="247934" table:style-name="ce38">
            <text:p>247.934</text:p>
          </table:table-cell>
          <table:table-cell office:value-type="percentage" office:value="1" table:style-name="ce39">
            <text:p>100,0%</text:p>
          </table:table-cell>
          <table:table-cell office:value-type="float" office:value="304783" table:style-name="ce38">
            <text:p>304.783</text:p>
          </table:table-cell>
          <table:table-cell office:value-type="percentage" office:value="0.95670721180255824" table:style-name="ce39">
            <text:p>95,7%</text:p>
          </table:table-cell>
          <table:table-cell office:value-type="float" office:value="280002" table:style-name="ce38">
            <text:p>280.002</text:p>
          </table:table-cell>
          <table:table-cell office:value-type="percentage" office:value="0.73457598216042497" table:style-name="ce39">
            <text:p>73,5%</text:p>
          </table:table-cell>
          <table:table-cell office:value-type="float" office:value="58135" table:style-name="ce38">
            <text:p>58.135</text:p>
          </table:table-cell>
          <table:table-cell office:value-type="percentage" office:value="0.16001706555098333" table:style-name="ce39">
            <text:p>16,0%</text:p>
          </table:table-cell>
          <table:table-cell office:value-type="float" office:value="48685" table:style-name="ce38">
            <text:p>48.685</text:p>
          </table:table-cell>
          <table:table-cell office:value-type="percentage" office:value="0.12960374821972873" table:style-name="ce39">
            <text:p>13,0%</text:p>
          </table:table-cell>
          <table:table-cell office:value-type="float" office:value="9578" table:style-name="ce38">
            <text:p>9.578</text:p>
          </table:table-cell>
          <table:table-cell office:value-type="percentage" office:value="6.6319535804794286E-2" table:style-name="ce39">
            <text:p>6,6%</text:p>
          </table:table-cell>
          <table:table-cell office:value-type="float" office:value="126" table:style-name="ce38">
            <text:p>126</text:p>
          </table:table-cell>
          <table:table-cell office:value-type="percentage" office:value="3.0970406056434964E-3" table:style-name="ce39">
            <text:p>0,3%</text:p>
          </table:table-cell>
          <table:table-cell office:value-type="float" office:value="1177402" table:style-name="ce38">
            <text:p>1.177.402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6257689788152454" table:style-name="ce39">
            <text:p>56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062" table:style-name="ce38">
            <text:p>137.062</text:p>
          </table:table-cell>
          <table:table-cell office:value-type="percentage" office:value="1" table:style-name="ce39">
            <text:p>100,0%</text:p>
          </table:table-cell>
          <table:table-cell office:value-type="float" office:value="156634" table:style-name="ce38">
            <text:p>156.634</text:p>
          </table:table-cell>
          <table:table-cell office:value-type="percentage" office:value="0.98449412637255584" table:style-name="ce39">
            <text:p>98,4%</text:p>
          </table:table-cell>
          <table:table-cell office:value-type="float" office:value="206673" table:style-name="ce38">
            <text:p>206.673</text:p>
          </table:table-cell>
          <table:table-cell office:value-type="percentage" office:value="0.94611433593964589" table:style-name="ce39">
            <text:p>94,6%</text:p>
          </table:table-cell>
          <table:table-cell office:value-type="float" office:value="258154" table:style-name="ce38">
            <text:p>258.154</text:p>
          </table:table-cell>
          <table:table-cell office:value-type="percentage" office:value="0.83958527114134995" table:style-name="ce39">
            <text:p>84,0%</text:p>
          </table:table-cell>
          <table:table-cell office:value-type="float" office:value="102799" table:style-name="ce38">
            <text:p>102.799</text:p>
          </table:table-cell>
          <table:table-cell office:value-type="percentage" office:value="0.31094206076738101" table:style-name="ce39">
            <text:p>31,1%</text:p>
          </table:table-cell>
          <table:table-cell office:value-type="float" office:value="41817" table:style-name="ce38">
            <text:p>41.817</text:p>
          </table:table-cell>
          <table:table-cell office:value-type="percentage" office:value="0.11084398027885278" table:style-name="ce39">
            <text:p>11,1%</text:p>
          </table:table-cell>
          <table:table-cell office:value-type="float" office:value="8240" table:style-name="ce38">
            <text:p>8.240</text:p>
          </table:table-cell>
          <table:table-cell office:value-type="percentage" office:value="5.5110421487713855E-2" table:style-name="ce39">
            <text:p>5,5%</text:p>
          </table:table-cell>
          <table:table-cell office:value-type="float" office:value="117" table:style-name="ce38">
            <text:p>117</text:p>
          </table:table-cell>
          <table:table-cell office:value-type="percentage" office:value="2.7617788688509112E-3" table:style-name="ce39">
            <text:p>0,3%</text:p>
          </table:table-cell>
          <table:table-cell office:value-type="float" office:value="911496" table:style-name="ce38">
            <text:p>911.496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2995062687358574" table:style-name="ce39">
            <text:p>53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123" table:style-name="ce38">
            <text:p>454.123</text:p>
          </table:table-cell>
          <table:table-cell office:value-type="percentage" office:value="1" table:style-name="ce39">
            <text:p>100,0%</text:p>
          </table:table-cell>
          <table:table-cell office:value-type="float" office:value="606839" table:style-name="ce38">
            <text:p>606.839</text:p>
          </table:table-cell>
          <table:table-cell office:value-type="percentage" office:value="0.95521272107944066" table:style-name="ce39">
            <text:p>95,5%</text:p>
          </table:table-cell>
          <table:table-cell office:value-type="float" office:value="717770" table:style-name="ce38">
            <text:p>717.770</text:p>
          </table:table-cell>
          <table:table-cell office:value-type="percentage" office:value="0.85695285487783912" table:style-name="ce39">
            <text:p>85,7%</text:p>
          </table:table-cell>
          <table:table-cell office:value-type="float" office:value="841021" table:style-name="ce38">
            <text:p>841.021</text:p>
          </table:table-cell>
          <table:table-cell office:value-type="percentage" office:value="0.77032094377988236" table:style-name="ce39">
            <text:p>77,0%</text:p>
          </table:table-cell>
          <table:table-cell office:value-type="float" office:value="308064" table:style-name="ce38">
            <text:p>308.064</text:p>
          </table:table-cell>
          <table:table-cell office:value-type="percentage" office:value="0.23395696238100483" table:style-name="ce39">
            <text:p>23,4%</text:p>
          </table:table-cell>
          <table:table-cell office:value-type="float" office:value="186074" table:style-name="ce38">
            <text:p>186.074</text:p>
          </table:table-cell>
          <table:table-cell office:value-type="percentage" office:value="0.12514468302899176" table:style-name="ce39">
            <text:p>12,5%</text:p>
          </table:table-cell>
          <table:table-cell office:value-type="float" office:value="51753" table:style-name="ce38">
            <text:p>51.753</text:p>
          </table:table-cell>
          <table:table-cell office:value-type="percentage" office:value="9.3028063187109489E-2" table:style-name="ce39">
            <text:p>9,3%</text:p>
          </table:table-cell>
          <table:table-cell office:value-type="float" office:value="994" table:style-name="ce38">
            <text:p>994</text:p>
          </table:table-cell>
          <table:table-cell office:value-type="percentage" office:value="6.2177851173497471E-3" table:style-name="ce39">
            <text:p>0,6%</text:p>
          </table:table-cell>
          <table:table-cell office:value-type="float" office:value="3166638" table:style-name="ce38">
            <text:p>3.166.638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8481380990860207" table:style-name="ce39">
            <text:p>48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4056" table:style-name="ce38">
            <text:p>294.056</text:p>
          </table:table-cell>
          <table:table-cell office:value-type="percentage" office:value="1" table:style-name="ce39">
            <text:p>100,0%</text:p>
          </table:table-cell>
          <table:table-cell office:value-type="float" office:value="427028" table:style-name="ce38">
            <text:p>427.028</text:p>
          </table:table-cell>
          <table:table-cell office:value-type="percentage" office:value="0.9752570444569294" table:style-name="ce39">
            <text:p>97,5%</text:p>
          </table:table-cell>
          <table:table-cell office:value-type="float" office:value="526588" table:style-name="ce38">
            <text:p>526.588</text:p>
          </table:table-cell>
          <table:table-cell office:value-type="percentage" office:value="0.90677218938986925" table:style-name="ce39">
            <text:p>90,7%</text:p>
          </table:table-cell>
          <table:table-cell office:value-type="float" office:value="579466" table:style-name="ce38">
            <text:p>579.466</text:p>
          </table:table-cell>
          <table:table-cell office:value-type="percentage" office:value="0.77022439501604345" table:style-name="ce39">
            <text:p>77,0%</text:p>
          </table:table-cell>
          <table:table-cell office:value-type="float" office:value="151892" table:style-name="ce38">
            <text:p>151.892</text:p>
          </table:table-cell>
          <table:table-cell office:value-type="percentage" office:value="0.17836324607674134" table:style-name="ce39">
            <text:p>17,8%</text:p>
          </table:table-cell>
          <table:table-cell office:value-type="float" office:value="109565" table:style-name="ce38">
            <text:p>109.565</text:p>
          </table:table-cell>
          <table:table-cell office:value-type="percentage" office:value="0.11982449290720806" table:style-name="ce39">
            <text:p>12,0%</text:p>
          </table:table-cell>
          <table:table-cell office:value-type="float" office:value="22091" table:style-name="ce38">
            <text:p>22.091</text:p>
          </table:table-cell>
          <table:table-cell office:value-type="percentage" office:value="6.2610179291111401E-2" table:style-name="ce39">
            <text:p>6,3%</text:p>
          </table:table-cell>
          <table:table-cell office:value-type="float" office:value="222" table:style-name="ce38">
            <text:p>222</text:p>
          </table:table-cell>
          <table:table-cell office:value-type="percentage" office:value="2.1543149375539794E-3" table:style-name="ce39">
            <text:p>0,2%</text:p>
          </table:table-cell>
          <table:table-cell office:value-type="float" office:value="2110908" table:style-name="ce38">
            <text:p>2.110.908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9443832192827636" table:style-name="ce39">
            <text:p>49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43" table:style-name="ce38">
            <text:p>77.943</text:p>
          </table:table-cell>
          <table:table-cell office:value-type="percentage" office:value="1" table:style-name="ce39">
            <text:p>100,0%</text:p>
          </table:table-cell>
          <table:table-cell office:value-type="float" office:value="95171" table:style-name="ce38">
            <text:p>95.171</text:p>
          </table:table-cell>
          <table:table-cell office:value-type="percentage" office:value="1" table:style-name="ce39">
            <text:p>100,0%</text:p>
          </table:table-cell>
          <table:table-cell office:value-type="float" office:value="127978" table:style-name="ce38">
            <text:p>127.978</text:p>
          </table:table-cell>
          <table:table-cell office:value-type="percentage" office:value="1" table:style-name="ce39">
            <text:p>100,0%</text:p>
          </table:table-cell>
          <table:table-cell office:value-type="float" office:value="143967" table:style-name="ce38">
            <text:p>143.967</text:p>
          </table:table-cell>
          <table:table-cell office:value-type="percentage" office:value="0.85078834152798788" table:style-name="ce39">
            <text:p>85,1%</text:p>
          </table:table-cell>
          <table:table-cell office:value-type="float" office:value="38851" table:style-name="ce38">
            <text:p>38.851</text:p>
          </table:table-cell>
          <table:table-cell office:value-type="percentage" office:value="0.24358910053042748" table:style-name="ce39">
            <text:p>24,4%</text:p>
          </table:table-cell>
          <table:table-cell office:value-type="float" office:value="23741" table:style-name="ce38">
            <text:p>23.741</text:p>
          </table:table-cell>
          <table:table-cell office:value-type="percentage" office:value="0.12346841130827318" table:style-name="ce39">
            <text:p>12,3%</text:p>
          </table:table-cell>
          <table:table-cell office:value-type="float" office:value="2983" table:style-name="ce38">
            <text:p>2.983</text:p>
          </table:table-cell>
          <table:table-cell office:value-type="percentage" office:value="3.9204605193985914E-2" table:style-name="ce39">
            <text:p>3,9%</text:p>
          </table:table-cell>
          <table:table-cell office:value-type="float" office:value="76" table:style-name="ce38">
            <text:p>76</text:p>
          </table:table-cell>
          <table:table-cell office:value-type="percentage" office:value="3.6271655610175153E-3" table:style-name="ce39">
            <text:p>0,4%</text:p>
          </table:table-cell>
          <table:table-cell office:value-type="float" office:value="510710" table:style-name="ce38">
            <text:p>510.710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6047268860299404" table:style-name="ce39">
            <text:p>56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215" table:style-name="ce38">
            <text:p>240.215</text:p>
          </table:table-cell>
          <table:table-cell office:value-type="percentage" office:value="1" table:style-name="ce39">
            <text:p>100,0%</text:p>
          </table:table-cell>
          <table:table-cell office:value-type="float" office:value="286926" table:style-name="ce38">
            <text:p>286.926</text:p>
          </table:table-cell>
          <table:table-cell office:value-type="percentage" office:value="0.99021265728425401" table:style-name="ce39">
            <text:p>99,0%</text:p>
          </table:table-cell>
          <table:table-cell office:value-type="float" office:value="331496" table:style-name="ce38">
            <text:p>331.496</text:p>
          </table:table-cell>
          <table:table-cell office:value-type="percentage" office:value="0.95552090209179452" table:style-name="ce39">
            <text:p>95,6%</text:p>
          </table:table-cell>
          <table:table-cell office:value-type="float" office:value="368890" table:style-name="ce38">
            <text:p>368.890</text:p>
          </table:table-cell>
          <table:table-cell office:value-type="percentage" office:value="0.90884453631411544" table:style-name="ce39">
            <text:p>90,9%</text:p>
          </table:table-cell>
          <table:table-cell office:value-type="float" office:value="92338" table:style-name="ce38">
            <text:p>92.338</text:p>
          </table:table-cell>
          <table:table-cell office:value-type="percentage" office:value="0.20833399139481207" table:style-name="ce39">
            <text:p>20,8%</text:p>
          </table:table-cell>
          <table:table-cell office:value-type="float" office:value="49578" table:style-name="ce38">
            <text:p>49.578</text:p>
          </table:table-cell>
          <table:table-cell office:value-type="percentage" office:value="0.11121554657759493" table:style-name="ce39">
            <text:p>11,1%</text:p>
          </table:table-cell>
          <table:table-cell office:value-type="float" office:value="6844" table:style-name="ce38">
            <text:p>6.844</text:p>
          </table:table-cell>
          <table:table-cell office:value-type="percentage" office:value="4.4806703983763789E-2" table:style-name="ce39">
            <text:p>4,5%</text:p>
          </table:table-cell>
          <table:table-cell office:value-type="float" office:value="47" table:style-name="ce38">
            <text:p>47</text:p>
          </table:table-cell>
          <table:table-cell office:value-type="percentage" office:value="1.0678420502567365E-3" table:style-name="ce39">
            <text:p>0,1%</text:p>
          </table:table-cell>
          <table:table-cell office:value-type="float" office:value="1376334" table:style-name="ce38">
            <text:p>1.376.334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8253997747437936" table:style-name="ce39">
            <text:p>5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82" table:style-name="ce38">
            <text:p>23.282</text:p>
          </table:table-cell>
          <table:table-cell office:value-type="percentage" office:value="1" table:style-name="ce39">
            <text:p>100,0%</text:p>
          </table:table-cell>
          <table:table-cell office:value-type="float" office:value="28416" table:style-name="ce38">
            <text:p>28.416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38878" table:style-name="ce38">
            <text:p>38.878</text:p>
          </table:table-cell>
          <table:table-cell office:value-type="percentage" office:value="0.8156680093991272" table:style-name="ce39">
            <text:p>81,6%</text:p>
          </table:table-cell>
          <table:table-cell office:value-type="float" office:value="11000" table:style-name="ce38">
            <text:p>11.000</text:p>
          </table:table-cell>
          <table:table-cell office:value-type="percentage" office:value="0.20775492473605681" table:style-name="ce39">
            <text:p>20,8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1" table:style-name="ce38">
            <text:p>11</text:p>
          </table:table-cell>
          <table:table-cell office:value-type="percentage" office:value="1.7499204581609927E-3" table:style-name="ce39">
            <text:p>0,2%</text:p>
          </table:table-cell>
          <table:table-cell office:value-type="float" office:value="147388" table:style-name="ce38">
            <text:p>147.388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4429295242034359" table:style-name="ce39">
            <text:p>54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171" table:style-name="ce38">
            <text:p>370.171</text:p>
          </table:table-cell>
          <table:table-cell office:value-type="percentage" office:value="1" table:style-name="ce39">
            <text:p>100,0%</text:p>
          </table:table-cell>
          <table:table-cell office:value-type="float" office:value="502908" table:style-name="ce38">
            <text:p>502.908</text:p>
          </table:table-cell>
          <table:table-cell office:value-type="percentage" office:value="0.95595165003107885" table:style-name="ce39">
            <text:p>95,6%</text:p>
          </table:table-cell>
          <table:table-cell office:value-type="float" office:value="673659" table:style-name="ce38">
            <text:p>673.659</text:p>
          </table:table-cell>
          <table:table-cell office:value-type="percentage" office:value="0.9578230770215107" table:style-name="ce39">
            <text:p>95,8%</text:p>
          </table:table-cell>
          <table:table-cell office:value-type="float" office:value="798098" table:style-name="ce38">
            <text:p>798.098</text:p>
          </table:table-cell>
          <table:table-cell office:value-type="percentage" office:value="0.82042757737337102" table:style-name="ce39">
            <text:p>82,0%</text:p>
          </table:table-cell>
          <table:table-cell office:value-type="float" office:value="169713" table:style-name="ce38">
            <text:p>169.713</text:p>
          </table:table-cell>
          <table:table-cell office:value-type="percentage" office:value="0.14555507812801519" table:style-name="ce39">
            <text:p>14,6%</text:p>
          </table:table-cell>
          <table:table-cell office:value-type="float" office:value="182271" table:style-name="ce38">
            <text:p>182.271</text:p>
          </table:table-cell>
          <table:table-cell office:value-type="percentage" office:value="0.1352393516381924" table:style-name="ce39">
            <text:p>13,5%</text:p>
          </table:table-cell>
          <table:table-cell office:value-type="float" office:value="35689" table:style-name="ce38">
            <text:p>35.689</text:p>
          </table:table-cell>
          <table:table-cell office:value-type="percentage" office:value="7.4396101026440647E-2" table:style-name="ce39">
            <text:p>7,4%</text:p>
          </table:table-cell>
          <table:table-cell office:value-type="float" office:value="488" table:style-name="ce38">
            <text:p>488</text:p>
          </table:table-cell>
          <table:table-cell office:value-type="percentage" office:value="3.5919064337815855E-3" table:style-name="ce39">
            <text:p>0,4%</text:p>
          </table:table-cell>
          <table:table-cell office:value-type="float" office:value="2732997" table:style-name="ce38">
            <text:p>2.732.997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7984162575367084" table:style-name="ce39">
            <text:p>48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046" table:style-name="ce38">
            <text:p>73.046</text:p>
          </table:table-cell>
          <table:table-cell office:value-type="percentage" office:value="1" table:style-name="ce39">
            <text:p>100,0%</text:p>
          </table:table-cell>
          <table:table-cell office:value-type="float" office:value="99784" table:style-name="ce38">
            <text:p>99.784</text:p>
          </table:table-cell>
          <table:table-cell office:value-type="percentage" office:value="0.96972759696401323" table:style-name="ce39">
            <text:p>97,0%</text:p>
          </table:table-cell>
          <table:table-cell office:value-type="float" office:value="130276" table:style-name="ce38">
            <text:p>130.276</text:p>
          </table:table-cell>
          <table:table-cell office:value-type="percentage" office:value="0.88678025172045283" table:style-name="ce39">
            <text:p>88,7%</text:p>
          </table:table-cell>
          <table:table-cell office:value-type="float" office:value="170844" table:style-name="ce38">
            <text:p>170.844</text:p>
          </table:table-cell>
          <table:table-cell office:value-type="percentage" office:value="0.80112165660051771" table:style-name="ce39">
            <text:p>80,1%</text:p>
          </table:table-cell>
          <table:table-cell office:value-type="float" office:value="75521" table:style-name="ce38">
            <text:p>75.521</text:p>
          </table:table-cell>
          <table:table-cell office:value-type="percentage" office:value="0.29714310445905484" table:style-name="ce39">
            <text:p>29,7%</text:p>
          </table:table-cell>
          <table:table-cell office:value-type="float" office:value="32360" table:style-name="ce38">
            <text:p>32.360</text:p>
          </table:table-cell>
          <table:table-cell office:value-type="percentage" office:value="0.10891662291153385" table:style-name="ce39">
            <text:p>10,9%</text:p>
          </table:table-cell>
          <table:table-cell office:value-type="float" office:value="7806" table:style-name="ce38">
            <text:p>7.806</text:p>
          </table:table-cell>
          <table:table-cell office:value-type="percentage" office:value="6.5780714099117704E-2" table:style-name="ce39">
            <text:p>6,6%</text:p>
          </table:table-cell>
          <table:table-cell office:value-type="float" office:value="155" table:style-name="ce38">
            <text:p>155</text:p>
          </table:table-cell>
          <table:table-cell office:value-type="percentage" office:value="4.4653145886148883E-3" table:style-name="ce39">
            <text:p>0,4%</text:p>
          </table:table-cell>
          <table:table-cell office:value-type="float" office:value="589792" table:style-name="ce38">
            <text:p>589.792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766076838475643" table:style-name="ce39">
            <text:p>47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46" table:style-name="ce38">
            <text:p>42.346</text:p>
          </table:table-cell>
          <table:table-cell office:value-type="percentage" office:value="1" table:style-name="ce39">
            <text:p>100,0%</text:p>
          </table:table-cell>
          <table:table-cell office:value-type="float" office:value="55535" table:style-name="ce38">
            <text:p>55.535</text:p>
          </table:table-cell>
          <table:table-cell office:value-type="percentage" office:value="0.99539360481789507" table:style-name="ce39">
            <text:p>99,5%</text:p>
          </table:table-cell>
          <table:table-cell office:value-type="float" office:value="70241" table:style-name="ce38">
            <text:p>70.241</text:p>
          </table:table-cell>
          <table:table-cell office:value-type="percentage" office:value="0.95120795189859708" table:style-name="ce39">
            <text:p>95,1%</text:p>
          </table:table-cell>
          <table:table-cell office:value-type="float" office:value="88459" table:style-name="ce38">
            <text:p>88.459</text:p>
          </table:table-cell>
          <table:table-cell office:value-type="percentage" office:value="0.91483442612778454" table:style-name="ce39">
            <text:p>91,5%</text:p>
          </table:table-cell>
          <table:table-cell office:value-type="float" office:value="34271" table:style-name="ce38">
            <text:p>34.271</text:p>
          </table:table-cell>
          <table:table-cell office:value-type="percentage" office:value="0.31731819781115167" table:style-name="ce39">
            <text:p>31,7%</text:p>
          </table:table-cell>
          <table:table-cell office:value-type="float" office:value="16084" table:style-name="ce38">
            <text:p>16.084</text:p>
          </table:table-cell>
          <table:table-cell office:value-type="percentage" office:value="0.13982925599429694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5" table:style-name="ce38">
            <text:p>15</text:p>
          </table:table-cell>
          <table:table-cell office:value-type="percentage" office:value="1.078671077232849E-3" table:style-name="ce39">
            <text:p>0,1%</text:p>
          </table:table-cell>
          <table:table-cell office:value-type="float" office:value="310951" table:style-name="ce38">
            <text:p>310.951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6236447322017957" table:style-name="ce39">
            <text:p>5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793" table:style-name="ce38">
            <text:p>161.793</text:p>
          </table:table-cell>
          <table:table-cell office:value-type="percentage" office:value="1" table:style-name="ce39">
            <text:p>100,0%</text:p>
          </table:table-cell>
          <table:table-cell office:value-type="float" office:value="209686" table:style-name="ce38">
            <text:p>209.686</text:p>
          </table:table-cell>
          <table:table-cell office:value-type="percentage" office:value="0.98406709185708718" table:style-name="ce39">
            <text:p>98,4%</text:p>
          </table:table-cell>
          <table:table-cell office:value-type="float" office:value="271568" table:style-name="ce38">
            <text:p>271.568</text:p>
          </table:table-cell>
          <table:table-cell office:value-type="percentage" office:value="0.96947368796832778" table:style-name="ce39">
            <text:p>96,9%</text:p>
          </table:table-cell>
          <table:table-cell office:value-type="float" office:value="270833" table:style-name="ce38">
            <text:p>270.833</text:p>
          </table:table-cell>
          <table:table-cell office:value-type="percentage" office:value="0.79662153616274045" table:style-name="ce39">
            <text:p>79,7%</text:p>
          </table:table-cell>
          <table:table-cell office:value-type="float" office:value="57576" table:style-name="ce38">
            <text:p>57.576</text:p>
          </table:table-cell>
          <table:table-cell office:value-type="percentage" office:value="0.15899130982263424" table:style-name="ce39">
            <text:p>15,9%</text:p>
          </table:table-cell>
          <table:table-cell office:value-type="float" office:value="52816" table:style-name="ce38">
            <text:p>52.816</text:p>
          </table:table-cell>
          <table:table-cell office:value-type="percentage" office:value="0.14561254535228663" table:style-name="ce39">
            <text:p>14,6%</text:p>
          </table:table-cell>
          <table:table-cell office:value-type="float" office:value="13366" table:style-name="ce38">
            <text:p>13.366</text:p>
          </table:table-cell>
          <table:table-cell office:value-type="percentage" office:value="9.5251669362827196E-2" table:style-name="ce39">
            <text:p>9,5%</text:p>
          </table:table-cell>
          <table:table-cell office:value-type="float" office:value="55" table:style-name="ce38">
            <text:p>55</text:p>
          </table:table-cell>
          <table:table-cell office:value-type="percentage" office:value="1.3150344299923489E-3" table:style-name="ce39">
            <text:p>0,1%</text:p>
          </table:table-cell>
          <table:table-cell office:value-type="float" office:value="1037693" table:style-name="ce38">
            <text:p>1.037.693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4669428693504052" table:style-name="ce39">
            <text:p>54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8" table:style-name="ce38">
            <text:p>2.358</text:p>
          </table:table-cell>
          <table:table-cell office:value-type="percentage" office:value="0.9051823416506718" table:style-name="ce39">
            <text:p>90,5%</text:p>
          </table:table-cell>
          <table:table-cell office:value-type="float" office:value="3753" table:style-name="ce38">
            <text:p>3.753</text:p>
          </table:table-cell>
          <table:table-cell office:value-type="percentage" office:value="0.86915238536359429" table:style-name="ce39">
            <text:p>86,9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659" table:style-name="ce38">
            <text:p>9.659</text:p>
          </table:table-cell>
          <table:table-cell office:value-type="percentage" office:value="0.83584285219799237" table:style-name="ce39">
            <text:p>83,6%</text:p>
          </table:table-cell>
          <table:table-cell office:value-type="float" office:value="9008" table:style-name="ce38">
            <text:p>9.008</text:p>
          </table:table-cell>
          <table:table-cell office:value-type="percentage" office:value="0.71254548330960288" table:style-name="ce39">
            <text:p>71,3%</text:p>
          </table:table-cell>
          <table:table-cell office:value-type="float" office:value="2246" table:style-name="ce38">
            <text:p>2.246</text:p>
          </table:table-cell>
          <table:table-cell office:value-type="percentage" office:value="0.12890266299357209" table:style-name="ce39">
            <text:p>12,9%</text:p>
          </table:table-cell>
          <table:table-cell office:value-type="float" office:value="600" table:style-name="ce38">
            <text:p>600</text:p>
          </table:table-cell>
          <table:table-cell office:value-type="percentage" office:value="7.9145231499802141E-2" table:style-name="ce39">
            <text:p>7,9%</text:p>
          </table:table-cell>
          <table:table-cell office:value-type="float" office:value="10" table:style-name="ce38">
            <text:p>10</text:p>
          </table:table-cell>
          <table:table-cell office:value-type="percentage" office:value="4.5977011494252873E-3" table:style-name="ce39">
            <text:p>0,5%</text:p>
          </table:table-cell>
          <table:table-cell office:value-type="float" office:value="34627" table:style-name="ce38">
            <text:p>34.627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2339853078992715" table:style-name="ce39">
            <text:p>52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4" table:style-name="ce38">
            <text:p>1.934</text:p>
          </table:table-cell>
          <table:table-cell office:value-type="percentage" office:value="0.8233290762026394" table:style-name="ce39">
            <text:p>82,3%</text:p>
          </table:table-cell>
          <table:table-cell office:value-type="float" office:value="3136" table:style-name="ce38">
            <text:p>3.136</text:p>
          </table:table-cell>
          <table:table-cell office:value-type="percentage" office:value="0.83671291355389543" table:style-name="ce39">
            <text:p>83,7%</text:p>
          </table:table-cell>
          <table:table-cell office:value-type="float" office:value="6400" table:style-name="ce38">
            <text:p>6.400</text:p>
          </table:table-cell>
          <table:table-cell office:value-type="percentage" office:value="0.81768238149993611" table:style-name="ce39">
            <text:p>81,8%</text:p>
          </table:table-cell>
          <table:table-cell office:value-type="float" office:value="8193" table:style-name="ce38">
            <text:p>8.193</text:p>
          </table:table-cell>
          <table:table-cell office:value-type="percentage" office:value="0.72510841667404191" table:style-name="ce39">
            <text:p>72,5%</text:p>
          </table:table-cell>
          <table:table-cell office:value-type="float" office:value="7643" table:style-name="ce38">
            <text:p>7.643</text:p>
          </table:table-cell>
          <table:table-cell office:value-type="percentage" office:value="0.63681053157807033" table:style-name="ce39">
            <text:p>63,7%</text:p>
          </table:table-cell>
          <table:table-cell office:value-type="float" office:value="2567" table:style-name="ce38">
            <text:p>2.567</text:p>
          </table:table-cell>
          <table:table-cell office:value-type="percentage" office:value="0.14187807439341182" table:style-name="ce39">
            <text:p>14,2%</text:p>
          </table:table-cell>
          <table:table-cell office:value-type="float" office:value="330" table:style-name="ce38">
            <text:p>330</text:p>
          </table:table-cell>
          <table:table-cell office:value-type="percentage" office:value="3.8659793814432991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30210" table:style-name="ce38">
            <text:p>30.21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5649611653419564" table:style-name="ce39">
            <text:p>45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09" table:style-name="ce38">
            <text:p>3.309</text:p>
          </table:table-cell>
          <table:table-cell office:value-type="string" table:style-name="ce39">
            <text:p>-</text:p>
          </table:table-cell>
          <table:table-cell office:value-type="float" office:value="8606" table:style-name="ce38">
            <text:p>8.606</text:p>
          </table:table-cell>
          <table:table-cell office:value-type="string" table:style-name="ce39">
            <text:p>-</text:p>
          </table:table-cell>
          <table:table-cell office:value-type="float" office:value="18237" table:style-name="ce38">
            <text:p>18.237</text:p>
          </table:table-cell>
          <table:table-cell office:value-type="string" table:style-name="ce39">
            <text:p>-</text:p>
          </table:table-cell>
          <table:table-cell office:value-type="float" office:value="34753" table:style-name="ce38">
            <text:p>34.753</text:p>
          </table:table-cell>
          <table:table-cell office:value-type="string" table:style-name="ce39">
            <text:p>-</text:p>
          </table:table-cell>
          <table:table-cell office:value-type="float" office:value="8793" table:style-name="ce38">
            <text:p>8.793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3755" table:style-name="ce38">
            <text:p>73.75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37" table:style-name="ce38">
            <text:p>37</text:p>
          </table:table-cell>
          <table:table-cell office:value-type="string" table:style-name="ce39">
            <text:p>-</text:p>
          </table:table-cell>
          <table:table-cell office:value-type="float" office:value="121" table:style-name="ce38">
            <text:p>121</text:p>
          </table:table-cell>
          <table:table-cell office:value-type="string" table:style-name="ce39">
            <text:p>-</text:p>
          </table:table-cell>
          <table:table-cell office:value-type="float" office:value="179" table:style-name="ce38">
            <text:p>179</text:p>
          </table:table-cell>
          <table:table-cell office:value-type="string" table:style-name="ce39">
            <text:p>-</text:p>
          </table:table-cell>
          <table:table-cell office:value-type="float" office:value="37" table:style-name="ce38">
            <text:p>37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379" table:style-name="ce38">
            <text:p>37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09344" table:style-name="ce43">
            <text:p>2.909.344</text:p>
          </table:table-cell>
          <table:table-cell office:value-type="percentage" office:value="1" table:style-name="ce44">
            <text:p>100,0%</text:p>
          </table:table-cell>
          <table:table-cell office:value-type="float" office:value="3874384" table:style-name="ce43">
            <text:p>3.874.384</text:p>
          </table:table-cell>
          <table:table-cell office:value-type="percentage" office:value="0.97836868015388712" table:style-name="ce44">
            <text:p>97,8%</text:p>
          </table:table-cell>
          <table:table-cell office:value-type="float" office:value="4921910" table:style-name="ce43">
            <text:p>4.921.910</text:p>
          </table:table-cell>
          <table:table-cell office:value-type="percentage" office:value="0.92222651511546028" table:style-name="ce44">
            <text:p>92,2%</text:p>
          </table:table-cell>
          <table:table-cell office:value-type="float" office:value="5668046" table:style-name="ce43">
            <text:p>5.668.046</text:p>
          </table:table-cell>
          <table:table-cell office:value-type="percentage" office:value="0.80588644941653331" table:style-name="ce44">
            <text:p>80,6%</text:p>
          </table:table-cell>
          <table:table-cell office:value-type="float" office:value="1872472" table:style-name="ce43">
            <text:p>1.872.472</text:p>
          </table:table-cell>
          <table:table-cell office:value-type="percentage" office:value="0.23726994450017785" table:style-name="ce44">
            <text:p>23,7%</text:p>
          </table:table-cell>
          <table:table-cell office:value-type="float" office:value="1135581" table:style-name="ce43">
            <text:p>1.135.581</text:p>
          </table:table-cell>
          <table:table-cell office:value-type="percentage" office:value="0.12883282945951025" table:style-name="ce44">
            <text:p>12,9%</text:p>
          </table:table-cell>
          <table:table-cell office:value-type="float" office:value="243082" table:style-name="ce43">
            <text:p>243.082</text:p>
          </table:table-cell>
          <table:table-cell office:value-type="percentage" office:value="7.3432037408101197E-2" table:style-name="ce44">
            <text:p>7,3%</text:p>
          </table:table-cell>
          <table:table-cell office:value-type="float" office:value="3242" table:style-name="ce43">
            <text:p>3.242</text:p>
          </table:table-cell>
          <table:table-cell office:value-type="percentage" office:value="3.4160512260167811E-3" table:style-name="ce44">
            <text:p>0,3%</text:p>
          </table:table-cell>
          <table:table-cell office:value-type="float" office:value="20628061" table:style-name="ce43">
            <text:p>20.628.061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1403320453302781" table:style-name="ce44">
            <text:p>51,4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1635" table:style-name="ce35">
            <text:p>421.635</text:p>
          </table:table-cell>
          <table:table-cell office:value-type="percentage" office:value="1" table:style-name="ce36">
            <text:p>100,0%</text:p>
          </table:table-cell>
          <table:table-cell office:value-type="float" office:value="626018" table:style-name="ce35">
            <text:p>626.018</text:p>
          </table:table-cell>
          <table:table-cell office:value-type="percentage" office:value="0.96254041861616502" table:style-name="ce36">
            <text:p>96,3%</text:p>
          </table:table-cell>
          <table:table-cell office:value-type="float" office:value="210960" table:style-name="ce35">
            <text:p>210.960</text:p>
          </table:table-cell>
          <table:table-cell office:value-type="percentage" office:value="0.23026872325074468" table:style-name="ce36">
            <text:p>23,0%</text:p>
          </table:table-cell>
          <table:table-cell office:value-type="float" office:value="429696" table:style-name="ce35">
            <text:p>429.696</text:p>
          </table:table-cell>
          <table:table-cell office:value-type="percentage" office:value="0.33967499353765668" table:style-name="ce36">
            <text:p>34,0%</text:p>
          </table:table-cell>
          <table:table-cell office:value-type="float" office:value="156668" table:style-name="ce35">
            <text:p>156.668</text:p>
          </table:table-cell>
          <table:table-cell office:value-type="percentage" office:value="0.11310837952688371" table:style-name="ce36">
            <text:p>11,3%</text:p>
          </table:table-cell>
          <table:table-cell office:value-type="float" office:value="146809" table:style-name="ce35">
            <text:p>146.809</text:p>
          </table:table-cell>
          <table:table-cell office:value-type="percentage" office:value="9.0384770484163005E-2" table:style-name="ce36">
            <text:p>9,0%</text:p>
          </table:table-cell>
          <table:table-cell office:value-type="float" office:value="23362" table:style-name="ce35">
            <text:p>23.362</text:p>
          </table:table-cell>
          <table:table-cell office:value-type="percentage" office:value="3.7328671909703029E-2" table:style-name="ce36">
            <text:p>3,7%</text:p>
          </table:table-cell>
          <table:table-cell office:value-type="float" office:value="454" table:style-name="ce35">
            <text:p>454</text:p>
          </table:table-cell>
          <table:table-cell office:value-type="percentage" office:value="2.4955887445649487E-3" table:style-name="ce36">
            <text:p>0,2%</text:p>
          </table:table-cell>
          <table:table-cell office:value-type="float" office:value="2015602" table:style-name="ce35">
            <text:p>2.015.602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28540657156616489" table:style-name="ce36">
            <text:p>28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481" table:style-name="ce38">
            <text:p>98.481</text:p>
          </table:table-cell>
          <table:table-cell office:value-type="percentage" office:value="0.99670063861872138" table:style-name="ce39">
            <text:p>99,7%</text:p>
          </table:table-cell>
          <table:table-cell office:value-type="float" office:value="114477" table:style-name="ce38">
            <text:p>114.477</text:p>
          </table:table-cell>
          <table:table-cell office:value-type="percentage" office:value="0.96235551258879404" table:style-name="ce39">
            <text:p>96,2%</text:p>
          </table:table-cell>
          <table:table-cell office:value-type="float" office:value="46325" table:style-name="ce38">
            <text:p>46.325</text:p>
          </table:table-cell>
          <table:table-cell office:value-type="percentage" office:value="0.296258161888378" table:style-name="ce39">
            <text:p>29,6%</text:p>
          </table:table-cell>
          <table:table-cell office:value-type="float" office:value="54699" table:style-name="ce38">
            <text:p>54.699</text:p>
          </table:table-cell>
          <table:table-cell office:value-type="percentage" office:value="0.27588693976778672" table:style-name="ce39">
            <text:p>27,6%</text:p>
          </table:table-cell>
          <table:table-cell office:value-type="float" office:value="25964" table:style-name="ce38">
            <text:p>25.964</text:p>
          </table:table-cell>
          <table:table-cell office:value-type="percentage" office:value="0.12079481536965614" table:style-name="ce39">
            <text:p>12,1%</text:p>
          </table:table-cell>
          <table:table-cell office:value-type="float" office:value="20863" table:style-name="ce38">
            <text:p>20.863</text:p>
          </table:table-cell>
          <table:table-cell office:value-type="percentage" office:value="9.0261313489659947E-2" table:style-name="ce39">
            <text:p>9,0%</text:p>
          </table:table-cell>
          <table:table-cell office:value-type="float" office:value="5507" table:style-name="ce38">
            <text:p>5.507</text:p>
          </table:table-cell>
          <table:table-cell office:value-type="percentage" office:value="6.1751513792330119E-2" table:style-name="ce39">
            <text:p>6,2%</text:p>
          </table:table-cell>
          <table:table-cell office:value-type="float" office:value="51" table:style-name="ce38">
            <text:p>51</text:p>
          </table:table-cell>
          <table:table-cell office:value-type="percentage" office:value="2.0313869194614831E-3" table:style-name="ce39">
            <text:p>0,2%</text:p>
          </table:table-cell>
          <table:table-cell office:value-type="float" office:value="366367" table:style-name="ce38">
            <text:p>366.367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234274747431945" table:style-name="ce39">
            <text:p>32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746" table:style-name="ce38">
            <text:p>86.746</text:p>
          </table:table-cell>
          <table:table-cell office:value-type="percentage" office:value="0.98770295812174069" table:style-name="ce39">
            <text:p>98,8%</text:p>
          </table:table-cell>
          <table:table-cell office:value-type="float" office:value="109723" table:style-name="ce38">
            <text:p>109.723</text:p>
          </table:table-cell>
          <table:table-cell office:value-type="percentage" office:value="1" table:style-name="ce39">
            <text:p>100,0%</text:p>
          </table:table-cell>
          <table:table-cell office:value-type="float" office:value="32580" table:style-name="ce38">
            <text:p>32.580</text:p>
          </table:table-cell>
          <table:table-cell office:value-type="percentage" office:value="0.21770507577579987" table:style-name="ce39">
            <text:p>21,8%</text:p>
          </table:table-cell>
          <table:table-cell office:value-type="float" office:value="63640" table:style-name="ce38">
            <text:p>63.640</text:p>
          </table:table-cell>
          <table:table-cell office:value-type="percentage" office:value="0.39128162562636415" table:style-name="ce39">
            <text:p>39,1%</text:p>
          </table:table-cell>
          <table:table-cell office:value-type="float" office:value="23543" table:style-name="ce38">
            <text:p>23.543</text:p>
          </table:table-cell>
          <table:table-cell office:value-type="percentage" office:value="0.14098195732755264" table:style-name="ce39">
            <text:p>14,1%</text:p>
          </table:table-cell>
          <table:table-cell office:value-type="float" office:value="18955" table:style-name="ce38">
            <text:p>18.955</text:p>
          </table:table-cell>
          <table:table-cell office:value-type="percentage" office:value="0.12220990058155279" table:style-name="ce39">
            <text:p>12,2%</text:p>
          </table:table-cell>
          <table:table-cell office:value-type="float" office:value="4385" table:style-name="ce38">
            <text:p>4.385</text:p>
          </table:table-cell>
          <table:table-cell office:value-type="percentage" office:value="8.0935417781797372E-2" table:style-name="ce39">
            <text:p>8,1%</text:p>
          </table:table-cell>
          <table:table-cell office:value-type="float" office:value="41" table:style-name="ce38">
            <text:p>41</text:p>
          </table:table-cell>
          <table:table-cell office:value-type="percentage" office:value="2.634453511533766E-3" table:style-name="ce39">
            <text:p>0,3%</text:p>
          </table:table-cell>
          <table:table-cell office:value-type="float" office:value="339613" table:style-name="ce38">
            <text:p>339.613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7684155395696228" table:style-name="ce39">
            <text:p>37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466" table:style-name="ce38">
            <text:p>49.466</text:p>
          </table:table-cell>
          <table:table-cell office:value-type="percentage" office:value="0.99846594808445355" table:style-name="ce39">
            <text:p>99,8%</text:p>
          </table:table-cell>
          <table:table-cell office:value-type="float" office:value="74524" table:style-name="ce38">
            <text:p>74.524</text:p>
          </table:table-cell>
          <table:table-cell office:value-type="percentage" office:value="0.92558000894232206" table:style-name="ce39">
            <text:p>92,6%</text:p>
          </table:table-cell>
          <table:table-cell office:value-type="float" office:value="10846" table:style-name="ce38">
            <text:p>10.846</text:p>
          </table:table-cell>
          <table:table-cell office:value-type="percentage" office:value="9.2518190580989673E-2" table:style-name="ce39">
            <text:p>9,3%</text:p>
          </table:table-cell>
          <table:table-cell office:value-type="float" office:value="49950" table:style-name="ce38">
            <text:p>49.950</text:p>
          </table:table-cell>
          <table:table-cell office:value-type="percentage" office:value="0.30127203749163134" table:style-name="ce39">
            <text:p>30,1%</text:p>
          </table:table-cell>
          <table:table-cell office:value-type="float" office:value="20122" table:style-name="ce38">
            <text:p>20.122</text:p>
          </table:table-cell>
          <table:table-cell office:value-type="percentage" office:value="9.7598121956424727E-2" table:style-name="ce39">
            <text:p>9,8%</text:p>
          </table:table-cell>
          <table:table-cell office:value-type="float" office:value="18611" table:style-name="ce38">
            <text:p>18.611</text:p>
          </table:table-cell>
          <table:table-cell office:value-type="percentage" office:value="7.216866628923306E-2" table:style-name="ce39">
            <text:p>7,2%</text:p>
          </table:table-cell>
          <table:table-cell office:value-type="float" office:value="2691" table:style-name="ce38">
            <text:p>2.691</text:p>
          </table:table-cell>
          <table:table-cell office:value-type="percentage" office:value="3.1349386642435258E-2" table:style-name="ce39">
            <text:p>3,1%</text:p>
          </table:table-cell>
          <table:table-cell office:value-type="float" office:value="40" table:style-name="ce38">
            <text:p>40</text:p>
          </table:table-cell>
          <table:table-cell office:value-type="percentage" office:value="1.7167381974248926E-3" table:style-name="ce39">
            <text:p>0,2%</text:p>
          </table:table-cell>
          <table:table-cell office:value-type="float" office:value="226250" table:style-name="ce38">
            <text:p>226.250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2939756397530517" table:style-name="ce39">
            <text:p>22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7830" table:style-name="ce38">
            <text:p>87.830</text:p>
          </table:table-cell>
          <table:table-cell office:value-type="percentage" office:value="0.9733365840684427" table:style-name="ce39">
            <text:p>97,3%</text:p>
          </table:table-cell>
          <table:table-cell office:value-type="float" office:value="139967" table:style-name="ce38">
            <text:p>139.967</text:p>
          </table:table-cell>
          <table:table-cell office:value-type="percentage" office:value="0.90575353812503645" table:style-name="ce39">
            <text:p>90,6%</text:p>
          </table:table-cell>
          <table:table-cell office:value-type="float" office:value="40840" table:style-name="ce38">
            <text:p>40.840</text:p>
          </table:table-cell>
          <table:table-cell office:value-type="percentage" office:value="0.17371922481411534" table:style-name="ce39">
            <text:p>17,4%</text:p>
          </table:table-cell>
          <table:table-cell office:value-type="float" office:value="115769" table:style-name="ce38">
            <text:p>115.769</text:p>
          </table:table-cell>
          <table:table-cell office:value-type="percentage" office:value="0.33028541105582693" table:style-name="ce39">
            <text:p>33,0%</text:p>
          </table:table-cell>
          <table:table-cell office:value-type="float" office:value="42359" table:style-name="ce38">
            <text:p>42.359</text:p>
          </table:table-cell>
          <table:table-cell office:value-type="percentage" office:value="0.10919406894133903" table:style-name="ce39">
            <text:p>10,9%</text:p>
          </table:table-cell>
          <table:table-cell office:value-type="float" office:value="29167" table:style-name="ce38">
            <text:p>29.167</text:p>
          </table:table-cell>
          <table:table-cell office:value-type="percentage" office:value="6.5619466936040871E-2" table:style-name="ce39">
            <text:p>6,6%</text:p>
          </table:table-cell>
          <table:table-cell office:value-type="float" office:value="4744" table:style-name="ce38">
            <text:p>4.744</text:p>
          </table:table-cell>
          <table:table-cell office:value-type="percentage" office:value="2.8944654939932521E-2" table:style-name="ce39">
            <text:p>2,9%</text:p>
          </table:table-cell>
          <table:table-cell office:value-type="float" office:value="64" table:style-name="ce38">
            <text:p>64</text:p>
          </table:table-cell>
          <table:table-cell office:value-type="percentage" office:value="1.443001443001443E-3" table:style-name="ce39">
            <text:p>0,1%</text:p>
          </table:table-cell>
          <table:table-cell office:value-type="float" office:value="460740" table:style-name="ce38">
            <text:p>460.74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4624899721170071" table:style-name="ce39">
            <text:p>24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476" table:style-name="ce38">
            <text:p>41.476</text:p>
          </table:table-cell>
          <table:table-cell office:value-type="percentage" office:value="1" table:style-name="ce39">
            <text:p>100,0%</text:p>
          </table:table-cell>
          <table:table-cell office:value-type="float" office:value="54504" table:style-name="ce38">
            <text:p>54.504</text:p>
          </table:table-cell>
          <table:table-cell office:value-type="percentage" office:value="1" table:style-name="ce39">
            <text:p>100,0%</text:p>
          </table:table-cell>
          <table:table-cell office:value-type="float" office:value="21342" table:style-name="ce38">
            <text:p>21.342</text:p>
          </table:table-cell>
          <table:table-cell office:value-type="percentage" office:value="0.27593251018165366" table:style-name="ce39">
            <text:p>27,6%</text:p>
          </table:table-cell>
          <table:table-cell office:value-type="float" office:value="16126" table:style-name="ce38">
            <text:p>16.126</text:p>
          </table:table-cell>
          <table:table-cell office:value-type="percentage" office:value="0.1792494775688053" table:style-name="ce39">
            <text:p>17,9%</text:p>
          </table:table-cell>
          <table:table-cell office:value-type="float" office:value="9098" table:style-name="ce38">
            <text:p>9.098</text:p>
          </table:table-cell>
          <table:table-cell office:value-type="percentage" office:value="9.3056081170923302E-2" table:style-name="ce39">
            <text:p>9,3%</text:p>
          </table:table-cell>
          <table:table-cell office:value-type="float" office:value="7234" table:style-name="ce38">
            <text:p>7.234</text:p>
          </table:table-cell>
          <table:table-cell office:value-type="percentage" office:value="7.4985488017248525E-2" table:style-name="ce39">
            <text:p>7,5%</text:p>
          </table:table-cell>
          <table:table-cell office:value-type="float" office:value="835" table:style-name="ce38">
            <text:p>835</text:p>
          </table:table-cell>
          <table:table-cell office:value-type="percentage" office:value="2.3901531415485903E-2" table:style-name="ce39">
            <text:p>2,4%</text:p>
          </table:table-cell>
          <table:table-cell office:value-type="float" office:value="7" table:style-name="ce38">
            <text:p>7</text:p>
          </table:table-cell>
          <table:table-cell office:value-type="percentage" office:value="6.4868872208321746E-4" table:style-name="ce39">
            <text:p>0,1%</text:p>
          </table:table-cell>
          <table:table-cell office:value-type="float" office:value="150622" table:style-name="ce38">
            <text:p>150.622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30041245831538305" table:style-name="ce39">
            <text:p>3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771" table:style-name="ce38">
            <text:p>224.771</text:p>
          </table:table-cell>
          <table:table-cell office:value-type="percentage" office:value="1" table:style-name="ce39">
            <text:p>100,0%</text:p>
          </table:table-cell>
          <table:table-cell office:value-type="float" office:value="244365" table:style-name="ce38">
            <text:p>244.365</text:p>
          </table:table-cell>
          <table:table-cell office:value-type="percentage" office:value="0.99574181981174359" table:style-name="ce39">
            <text:p>99,6%</text:p>
          </table:table-cell>
          <table:table-cell office:value-type="float" office:value="114931" table:style-name="ce38">
            <text:p>114.931</text:p>
          </table:table-cell>
          <table:table-cell office:value-type="percentage" office:value="0.36076591069606845" table:style-name="ce39">
            <text:p>36,1%</text:p>
          </table:table-cell>
          <table:table-cell office:value-type="float" office:value="89035" table:style-name="ce38">
            <text:p>89.035</text:p>
          </table:table-cell>
          <table:table-cell office:value-type="percentage" office:value="0.23358037646750179" table:style-name="ce39">
            <text:p>23,4%</text:p>
          </table:table-cell>
          <table:table-cell office:value-type="float" office:value="39946" table:style-name="ce38">
            <text:p>39.946</text:p>
          </table:table-cell>
          <table:table-cell office:value-type="percentage" office:value="0.10995169348068427" table:style-name="ce39">
            <text:p>11,0%</text:p>
          </table:table-cell>
          <table:table-cell office:value-type="float" office:value="34986" table:style-name="ce38">
            <text:p>34.986</text:p>
          </table:table-cell>
          <table:table-cell office:value-type="percentage" office:value="9.3135806412969688E-2" table:style-name="ce39">
            <text:p>9,3%</text:p>
          </table:table-cell>
          <table:table-cell office:value-type="float" office:value="6499" table:style-name="ce38">
            <text:p>6.499</text:p>
          </table:table-cell>
          <table:table-cell office:value-type="percentage" office:value="4.5000069241528301E-2" table:style-name="ce39">
            <text:p>4,5%</text:p>
          </table:table-cell>
          <table:table-cell office:value-type="float" office:value="113" table:style-name="ce38">
            <text:p>113</text:p>
          </table:table-cell>
          <table:table-cell office:value-type="percentage" office:value="2.7775046701405959E-3" table:style-name="ce39">
            <text:p>0,3%</text:p>
          </table:table-cell>
          <table:table-cell office:value-type="float" office:value="754646" table:style-name="ce38">
            <text:p>754.646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6057897445282155" table:style-name="ce39">
            <text:p>3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664" table:style-name="ce38">
            <text:p>134.664</text:p>
          </table:table-cell>
          <table:table-cell office:value-type="percentage" office:value="0.99607970767933485" table:style-name="ce39">
            <text:p>99,6%</text:p>
          </table:table-cell>
          <table:table-cell office:value-type="float" office:value="153866" table:style-name="ce38">
            <text:p>153.866</text:p>
          </table:table-cell>
          <table:table-cell office:value-type="percentage" office:value="0.96709637274435734" table:style-name="ce39">
            <text:p>96,7%</text:p>
          </table:table-cell>
          <table:table-cell office:value-type="float" office:value="51150" table:style-name="ce38">
            <text:p>51.150</text:p>
          </table:table-cell>
          <table:table-cell office:value-type="percentage" office:value="0.23415612239292449" table:style-name="ce39">
            <text:p>23,4%</text:p>
          </table:table-cell>
          <table:table-cell office:value-type="float" office:value="104729" table:style-name="ce38">
            <text:p>104.729</text:p>
          </table:table-cell>
          <table:table-cell office:value-type="percentage" office:value="0.34060648241500208" table:style-name="ce39">
            <text:p>34,1%</text:p>
          </table:table-cell>
          <table:table-cell office:value-type="float" office:value="32532" table:style-name="ce38">
            <text:p>32.532</text:p>
          </table:table-cell>
          <table:table-cell office:value-type="percentage" office:value="9.8401415586576127E-2" table:style-name="ce39">
            <text:p>9,8%</text:p>
          </table:table-cell>
          <table:table-cell office:value-type="float" office:value="21689" table:style-name="ce38">
            <text:p>21.689</text:p>
          </table:table-cell>
          <table:table-cell office:value-type="percentage" office:value="5.7490855113184539E-2" table:style-name="ce39">
            <text:p>5,7%</text:p>
          </table:table-cell>
          <table:table-cell office:value-type="float" office:value="4744" table:style-name="ce38">
            <text:p>4.744</text:p>
          </table:table-cell>
          <table:table-cell office:value-type="percentage" office:value="3.1728621303120694E-2" table:style-name="ce39">
            <text:p>3,2%</text:p>
          </table:table-cell>
          <table:table-cell office:value-type="float" office:value="102" table:style-name="ce38">
            <text:p>102</text:p>
          </table:table-cell>
          <table:table-cell office:value-type="percentage" office:value="2.407704654895666E-3" table:style-name="ce39">
            <text:p>0,2%</text:p>
          </table:table-cell>
          <table:table-cell office:value-type="float" office:value="503476" table:style-name="ce38">
            <text:p>503.476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29272473144786754" table:style-name="ce39">
            <text:p>2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4509" table:style-name="ce38">
            <text:p>444.509</text:p>
          </table:table-cell>
          <table:table-cell office:value-type="percentage" office:value="0.99399144893961489" table:style-name="ce39">
            <text:p>99,4%</text:p>
          </table:table-cell>
          <table:table-cell office:value-type="float" office:value="586480" table:style-name="ce38">
            <text:p>586.480</text:p>
          </table:table-cell>
          <table:table-cell office:value-type="percentage" office:value="0.92316604018309689" table:style-name="ce39">
            <text:p>92,3%</text:p>
          </table:table-cell>
          <table:table-cell office:value-type="float" office:value="89254" table:style-name="ce38">
            <text:p>89.254</text:p>
          </table:table-cell>
          <table:table-cell office:value-type="percentage" office:value="0.10656125236394201" table:style-name="ce39">
            <text:p>10,7%</text:p>
          </table:table-cell>
          <table:table-cell office:value-type="float" office:value="381627" table:style-name="ce38">
            <text:p>381.627</text:p>
          </table:table-cell>
          <table:table-cell office:value-type="percentage" office:value="0.34954569601934454" table:style-name="ce39">
            <text:p>35,0%</text:p>
          </table:table-cell>
          <table:table-cell office:value-type="float" office:value="147228" table:style-name="ce38">
            <text:p>147.228</text:p>
          </table:table-cell>
          <table:table-cell office:value-type="percentage" office:value="0.1118112329172853" table:style-name="ce39">
            <text:p>11,2%</text:p>
          </table:table-cell>
          <table:table-cell office:value-type="float" office:value="139524" table:style-name="ce38">
            <text:p>139.524</text:p>
          </table:table-cell>
          <table:table-cell office:value-type="percentage" office:value="9.3837326842745608E-2" table:style-name="ce39">
            <text:p>9,4%</text:p>
          </table:table-cell>
          <table:table-cell office:value-type="float" office:value="34956" table:style-name="ce38">
            <text:p>34.956</text:p>
          </table:table-cell>
          <table:table-cell office:value-type="percentage" office:value="6.2834791737070295E-2" table:style-name="ce39">
            <text:p>6,3%</text:p>
          </table:table-cell>
          <table:table-cell office:value-type="float" office:value="581" table:style-name="ce38">
            <text:p>581</text:p>
          </table:table-cell>
          <table:table-cell office:value-type="percentage" office:value="3.6343391883100636E-3" table:style-name="ce39">
            <text:p>0,4%</text:p>
          </table:table-cell>
          <table:table-cell office:value-type="float" office:value="1824159" table:style-name="ce38">
            <text:p>1.824.159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27927962547947244" table:style-name="ce39">
            <text:p>27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451" table:style-name="ce38">
            <text:p>288.451</text:p>
          </table:table-cell>
          <table:table-cell office:value-type="percentage" office:value="1" table:style-name="ce39">
            <text:p>100,0%</text:p>
          </table:table-cell>
          <table:table-cell office:value-type="float" office:value="411793" table:style-name="ce38">
            <text:p>411.793</text:p>
          </table:table-cell>
          <table:table-cell office:value-type="percentage" office:value="0.94046297691966874" table:style-name="ce39">
            <text:p>94,0%</text:p>
          </table:table-cell>
          <table:table-cell office:value-type="float" office:value="197194" table:style-name="ce38">
            <text:p>197.194</text:p>
          </table:table-cell>
          <table:table-cell office:value-type="percentage" office:value="0.33956344450413961" table:style-name="ce39">
            <text:p>34,0%</text:p>
          </table:table-cell>
          <table:table-cell office:value-type="float" office:value="169425" table:style-name="ce38">
            <text:p>169.425</text:p>
          </table:table-cell>
          <table:table-cell office:value-type="percentage" office:value="0.22519918015136894" table:style-name="ce39">
            <text:p>22,5%</text:p>
          </table:table-cell>
          <table:table-cell office:value-type="float" office:value="56065" table:style-name="ce38">
            <text:p>56.065</text:p>
          </table:table-cell>
          <table:table-cell office:value-type="percentage" office:value="6.583582671432664E-2" table:style-name="ce39">
            <text:p>6,6%</text:p>
          </table:table-cell>
          <table:table-cell office:value-type="float" office:value="49449" table:style-name="ce38">
            <text:p>49.449</text:p>
          </table:table-cell>
          <table:table-cell office:value-type="percentage" office:value="5.4079325968772247E-2" table:style-name="ce39">
            <text:p>5,4%</text:p>
          </table:table-cell>
          <table:table-cell office:value-type="float" office:value="8216" table:style-name="ce38">
            <text:p>8.216</text:p>
          </table:table-cell>
          <table:table-cell office:value-type="percentage" office:value="2.3285737769035864E-2" table:style-name="ce39">
            <text:p>2,3%</text:p>
          </table:table-cell>
          <table:table-cell office:value-type="float" office:value="151" table:style-name="ce38">
            <text:p>151</text:p>
          </table:table-cell>
          <table:table-cell office:value-type="percentage" office:value="1.4653223223903191E-3" table:style-name="ce39">
            <text:p>0,1%</text:p>
          </table:table-cell>
          <table:table-cell office:value-type="float" office:value="1180744" table:style-name="ce38">
            <text:p>1.180.744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2765658579089571" table:style-name="ce39">
            <text:p>27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486" table:style-name="ce38">
            <text:p>76.486</text:p>
          </table:table-cell>
          <table:table-cell office:value-type="percentage" office:value="1" table:style-name="ce39">
            <text:p>100,0%</text:p>
          </table:table-cell>
          <table:table-cell office:value-type="float" office:value="90399" table:style-name="ce38">
            <text:p>90.399</text:p>
          </table:table-cell>
          <table:table-cell office:value-type="percentage" office:value="0.98392398450084895" table:style-name="ce39">
            <text:p>98,4%</text:p>
          </table:table-cell>
          <table:table-cell office:value-type="float" office:value="50984" table:style-name="ce38">
            <text:p>50.984</text:p>
          </table:table-cell>
          <table:table-cell office:value-type="percentage" office:value="0.40690519326081231" table:style-name="ce39">
            <text:p>40,7%</text:p>
          </table:table-cell>
          <table:table-cell office:value-type="float" office:value="53870" table:style-name="ce38">
            <text:p>53.870</text:p>
          </table:table-cell>
          <table:table-cell office:value-type="percentage" office:value="0.31835051059001512" table:style-name="ce39">
            <text:p>31,8%</text:p>
          </table:table-cell>
          <table:table-cell office:value-type="float" office:value="15105" table:style-name="ce38">
            <text:p>15.105</text:p>
          </table:table-cell>
          <table:table-cell office:value-type="percentage" office:value="9.4705756956374537E-2" table:style-name="ce39">
            <text:p>9,5%</text:p>
          </table:table-cell>
          <table:table-cell office:value-type="float" office:value="13879" table:style-name="ce38">
            <text:p>13.879</text:p>
          </table:table-cell>
          <table:table-cell office:value-type="percentage" office:value="7.2179692538120691E-2" table:style-name="ce39">
            <text:p>7,2%</text:p>
          </table:table-cell>
          <table:table-cell office:value-type="float" office:value="1614" table:style-name="ce38">
            <text:p>1.614</text:p>
          </table:table-cell>
          <table:table-cell office:value-type="percentage" office:value="2.1212280517295762E-2" table:style-name="ce39">
            <text:p>2,1%</text:p>
          </table:table-cell>
          <table:table-cell office:value-type="float" office:value="65" table:style-name="ce38">
            <text:p>65</text:p>
          </table:table-cell>
          <table:table-cell office:value-type="percentage" office:value="3.1021810719228751E-3" table:style-name="ce39">
            <text:p>0,3%</text:p>
          </table:table-cell>
          <table:table-cell office:value-type="float" office:value="302402" table:style-name="ce38">
            <text:p>302.402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3186752164422589" table:style-name="ce39">
            <text:p>33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7696" table:style-name="ce38">
            <text:p>237.696</text:p>
          </table:table-cell>
          <table:table-cell office:value-type="percentage" office:value="1" table:style-name="ce39">
            <text:p>100,0%</text:p>
          </table:table-cell>
          <table:table-cell office:value-type="float" office:value="282273" table:style-name="ce38">
            <text:p>282.273</text:p>
          </table:table-cell>
          <table:table-cell office:value-type="percentage" office:value="0.97415465105845489" table:style-name="ce39">
            <text:p>97,4%</text:p>
          </table:table-cell>
          <table:table-cell office:value-type="float" office:value="111221" table:style-name="ce38">
            <text:p>111.221</text:p>
          </table:table-cell>
          <table:table-cell office:value-type="percentage" office:value="0.32058905764036816" table:style-name="ce39">
            <text:p>32,1%</text:p>
          </table:table-cell>
          <table:table-cell office:value-type="float" office:value="164090" table:style-name="ce38">
            <text:p>164.090</text:p>
          </table:table-cell>
          <table:table-cell office:value-type="percentage" office:value="0.40427308944070917" table:style-name="ce39">
            <text:p>40,4%</text:p>
          </table:table-cell>
          <table:table-cell office:value-type="float" office:value="37311" table:style-name="ce38">
            <text:p>37.311</text:p>
          </table:table-cell>
          <table:table-cell office:value-type="percentage" office:value="8.4181480570640829E-2" table:style-name="ce39">
            <text:p>8,4%</text:p>
          </table:table-cell>
          <table:table-cell office:value-type="float" office:value="29423" table:style-name="ce38">
            <text:p>29.423</text:p>
          </table:table-cell>
          <table:table-cell office:value-type="percentage" office:value="6.6002965568449229E-2" table:style-name="ce39">
            <text:p>6,6%</text:p>
          </table:table-cell>
          <table:table-cell office:value-type="float" office:value="3217" table:style-name="ce38">
            <text:p>3.217</text:p>
          </table:table-cell>
          <table:table-cell office:value-type="percentage" office:value="2.1061245867295166E-2" table:style-name="ce39">
            <text:p>2,1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865272" table:style-name="ce38">
            <text:p>865.272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6623053080808232" table:style-name="ce39">
            <text:p>36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64" table:style-name="ce38">
            <text:p>22.964</text:p>
          </table:table-cell>
          <table:table-cell office:value-type="percentage" office:value="1" table:style-name="ce39">
            <text:p>100,0%</text:p>
          </table:table-cell>
          <table:table-cell office:value-type="float" office:value="28041" table:style-name="ce38">
            <text:p>28.041</text:p>
          </table:table-cell>
          <table:table-cell office:value-type="percentage" office:value="0.99701333333333331" table:style-name="ce39">
            <text:p>99,7%</text:p>
          </table:table-cell>
          <table:table-cell office:value-type="float" office:value="16197" table:style-name="ce38">
            <text:p>16.197</text:p>
          </table:table-cell>
          <table:table-cell office:value-type="percentage" office:value="0.42942361737101648" table:style-name="ce39">
            <text:p>42,9%</text:p>
          </table:table-cell>
          <table:table-cell office:value-type="float" office:value="11054" table:style-name="ce38">
            <text:p>11.054</text:p>
          </table:table-cell>
          <table:table-cell office:value-type="percentage" office:value="0.23191507217186977" table:style-name="ce39">
            <text:p>23,2%</text:p>
          </table:table-cell>
          <table:table-cell office:value-type="float" office:value="4444" table:style-name="ce38">
            <text:p>4.444</text:p>
          </table:table-cell>
          <table:table-cell office:value-type="percentage" office:value="8.3932989593366952E-2" table:style-name="ce39">
            <text:p>8,4%</text:p>
          </table:table-cell>
          <table:table-cell office:value-type="float" office:value="3363" table:style-name="ce38">
            <text:p>3.363</text:p>
          </table:table-cell>
          <table:table-cell office:value-type="percentage" office:value="6.1513416619414313E-2" table:style-name="ce39">
            <text:p>6,2%</text:p>
          </table:table-cell>
          <table:table-cell office:value-type="float" office:value="699" table:style-name="ce38">
            <text:p>699</text:p>
          </table:table-cell>
          <table:table-cell office:value-type="percentage" office:value="3.3018422295701462E-2" table:style-name="ce39">
            <text:p>3,3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86772" table:style-name="ce38">
            <text:p>86.772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2044256023162032" table:style-name="ce39">
            <text:p>32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3718" table:style-name="ce38">
            <text:p>363.718</text:p>
          </table:table-cell>
          <table:table-cell office:value-type="percentage" office:value="0.99889048176160733" table:style-name="ce39">
            <text:p>99,9%</text:p>
          </table:table-cell>
          <table:table-cell office:value-type="float" office:value="481578" table:style-name="ce38">
            <text:p>481.578</text:p>
          </table:table-cell>
          <table:table-cell office:value-type="percentage" office:value="0.91540656286769528" table:style-name="ce39">
            <text:p>91,5%</text:p>
          </table:table-cell>
          <table:table-cell office:value-type="float" office:value="169899" table:style-name="ce38">
            <text:p>169.899</text:p>
          </table:table-cell>
          <table:table-cell office:value-type="percentage" office:value="0.24156610831723119" table:style-name="ce39">
            <text:p>24,2%</text:p>
          </table:table-cell>
          <table:table-cell office:value-type="float" office:value="316280" table:style-name="ce38">
            <text:p>316.280</text:p>
          </table:table-cell>
          <table:table-cell office:value-type="percentage" office:value="0.32512903700002982" table:style-name="ce39">
            <text:p>32,5%</text:p>
          </table:table-cell>
          <table:table-cell office:value-type="float" office:value="110398" table:style-name="ce38">
            <text:p>110.398</text:p>
          </table:table-cell>
          <table:table-cell office:value-type="percentage" office:value="9.4683315451241923E-2" table:style-name="ce39">
            <text:p>9,5%</text:p>
          </table:table-cell>
          <table:table-cell office:value-type="float" office:value="121878" table:style-name="ce38">
            <text:p>121.878</text:p>
          </table:table-cell>
          <table:table-cell office:value-type="percentage" office:value="9.042964431511108E-2" table:style-name="ce39">
            <text:p>9,0%</text:p>
          </table:table-cell>
          <table:table-cell office:value-type="float" office:value="22677" table:style-name="ce38">
            <text:p>22.677</text:p>
          </table:table-cell>
          <table:table-cell office:value-type="percentage" office:value="4.7271719100467777E-2" table:style-name="ce39">
            <text:p>4,7%</text:p>
          </table:table-cell>
          <table:table-cell office:value-type="float" office:value="358" table:style-name="ce38">
            <text:p>358</text:p>
          </table:table-cell>
          <table:table-cell office:value-type="percentage" office:value="2.635046113306983E-3" table:style-name="ce39">
            <text:p>0,3%</text:p>
          </table:table-cell>
          <table:table-cell office:value-type="float" office:value="1586786" table:style-name="ce38">
            <text:p>1.586.786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27859744228155553" table:style-name="ce39">
            <text:p>27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579" table:style-name="ce38">
            <text:p>71.579</text:p>
          </table:table-cell>
          <table:table-cell office:value-type="percentage" office:value="1" table:style-name="ce39">
            <text:p>100,0%</text:p>
          </table:table-cell>
          <table:table-cell office:value-type="float" office:value="93616" table:style-name="ce38">
            <text:p>93.616</text:p>
          </table:table-cell>
          <table:table-cell office:value-type="percentage" office:value="0.90978532347253127" table:style-name="ce39">
            <text:p>91,0%</text:p>
          </table:table-cell>
          <table:table-cell office:value-type="float" office:value="40950" table:style-name="ce38">
            <text:p>40.950</text:p>
          </table:table-cell>
          <table:table-cell office:value-type="percentage" office:value="0.27874398437127745" table:style-name="ce39">
            <text:p>27,9%</text:p>
          </table:table-cell>
          <table:table-cell office:value-type="float" office:value="59243" table:style-name="ce38">
            <text:p>59.243</text:p>
          </table:table-cell>
          <table:table-cell office:value-type="percentage" office:value="0.27780226582136025" table:style-name="ce39">
            <text:p>27,8%</text:p>
          </table:table-cell>
          <table:table-cell office:value-type="float" office:value="38644" table:style-name="ce38">
            <text:p>38.644</text:p>
          </table:table-cell>
          <table:table-cell office:value-type="percentage" office:value="0.15204775001278736" table:style-name="ce39">
            <text:p>15,2%</text:p>
          </table:table-cell>
          <table:table-cell office:value-type="float" office:value="26832" table:style-name="ce38">
            <text:p>26.832</text:p>
          </table:table-cell>
          <table:table-cell office:value-type="percentage" office:value="9.0310594127388025E-2" table:style-name="ce39">
            <text:p>9,0%</text:p>
          </table:table-cell>
          <table:table-cell office:value-type="float" office:value="6634" table:style-name="ce38">
            <text:p>6.634</text:p>
          </table:table-cell>
          <table:table-cell office:value-type="percentage" office:value="5.5904337347367002E-2" table:style-name="ce39">
            <text:p>5,6%</text:p>
          </table:table-cell>
          <table:table-cell office:value-type="float" office:value="123" table:style-name="ce38">
            <text:p>123</text:p>
          </table:table-cell>
          <table:table-cell office:value-type="percentage" office:value="3.5434431896750403E-3" table:style-name="ce39">
            <text:p>0,4%</text:p>
          </table:table-cell>
          <table:table-cell office:value-type="float" office:value="337621" table:style-name="ce38">
            <text:p>337.621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27282968034205024" table:style-name="ce39">
            <text:p>27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22" table:style-name="ce38">
            <text:p>41.722</text:p>
          </table:table-cell>
          <table:table-cell office:value-type="percentage" office:value="1" table:style-name="ce39">
            <text:p>100,0%</text:p>
          </table:table-cell>
          <table:table-cell office:value-type="float" office:value="54782" table:style-name="ce38">
            <text:p>54.782</text:p>
          </table:table-cell>
          <table:table-cell office:value-type="percentage" office:value="0.98189704617149409" table:style-name="ce39">
            <text:p>98,2%</text:p>
          </table:table-cell>
          <table:table-cell office:value-type="float" office:value="19790" table:style-name="ce38">
            <text:p>19.790</text:p>
          </table:table-cell>
          <table:table-cell office:value-type="percentage" office:value="0.26799739992416444" table:style-name="ce39">
            <text:p>26,8%</text:p>
          </table:table-cell>
          <table:table-cell office:value-type="float" office:value="40872" table:style-name="ce38">
            <text:p>40.872</text:p>
          </table:table-cell>
          <table:table-cell office:value-type="percentage" office:value="0.42269427265393922" table:style-name="ce39">
            <text:p>42,3%</text:p>
          </table:table-cell>
          <table:table-cell office:value-type="float" office:value="15253" table:style-name="ce38">
            <text:p>15.253</text:p>
          </table:table-cell>
          <table:table-cell office:value-type="percentage" office:value="0.14122886613210867" table:style-name="ce39">
            <text:p>14,1%</text:p>
          </table:table-cell>
          <table:table-cell office:value-type="float" office:value="11361" table:style-name="ce38">
            <text:p>11.361</text:p>
          </table:table-cell>
          <table:table-cell office:value-type="percentage" office:value="9.8768973971102181E-2" table:style-name="ce39">
            <text:p>9,9%</text:p>
          </table:table-cell>
          <table:table-cell office:value-type="float" office:value="2027" table:style-name="ce38">
            <text:p>2.027</text:p>
          </table:table-cell>
          <table:table-cell office:value-type="percentage" office:value="4.1789506236470465E-2" table:style-name="ce39">
            <text:p>4,2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185816" table:style-name="ce38">
            <text:p>185.816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3605396656026476" table:style-name="ce39">
            <text:p>33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9034" table:style-name="ce38">
            <text:p>159.034</text:p>
          </table:table-cell>
          <table:table-cell office:value-type="percentage" office:value="1.0068629313073758" table:style-name="ce39">
            <text:p>100,7%</text:p>
          </table:table-cell>
          <table:table-cell office:value-type="float" office:value="205942" table:style-name="ce38">
            <text:p>205.942</text:p>
          </table:table-cell>
          <table:table-cell office:value-type="percentage" office:value="0.96649630891538896" table:style-name="ce39">
            <text:p>96,6%</text:p>
          </table:table-cell>
          <table:table-cell office:value-type="float" office:value="81409" table:style-name="ce38">
            <text:p>81.409</text:p>
          </table:table-cell>
          <table:table-cell office:value-type="percentage" office:value="0.2906229138330495" table:style-name="ce39">
            <text:p>29,1%</text:p>
          </table:table-cell>
          <table:table-cell office:value-type="float" office:value="117789" table:style-name="ce38">
            <text:p>117.789</text:p>
          </table:table-cell>
          <table:table-cell office:value-type="percentage" office:value="0.34646167240725106" table:style-name="ce39">
            <text:p>34,6%</text:p>
          </table:table-cell>
          <table:table-cell office:value-type="float" office:value="39584" table:style-name="ce38">
            <text:p>39.584</text:p>
          </table:table-cell>
          <table:table-cell office:value-type="percentage" office:value="0.10930790621125387" table:style-name="ce39">
            <text:p>10,9%</text:p>
          </table:table-cell>
          <table:table-cell office:value-type="float" office:value="40047" table:style-name="ce38">
            <text:p>40.047</text:p>
          </table:table-cell>
          <table:table-cell office:value-type="percentage" office:value="0.11040869440554042" table:style-name="ce39">
            <text:p>11,0%</text:p>
          </table:table-cell>
          <table:table-cell office:value-type="float" office:value="7303" table:style-name="ce38">
            <text:p>7.303</text:p>
          </table:table-cell>
          <table:table-cell office:value-type="percentage" office:value="5.2044212281664448E-2" table:style-name="ce39">
            <text:p>5,2%</text:p>
          </table:table-cell>
          <table:table-cell office:value-type="float" office:value="32" table:style-name="ce38">
            <text:p>32</text:p>
          </table:table-cell>
          <table:table-cell office:value-type="percentage" office:value="7.6511094108645751E-4" table:style-name="ce39">
            <text:p>0,1%</text:p>
          </table:table-cell>
          <table:table-cell office:value-type="float" office:value="651140" table:style-name="ce38">
            <text:p>651.140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4304415467280047" table:style-name="ce39">
            <text:p>34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02" table:style-name="ce38">
            <text:p>2.302</text:p>
          </table:table-cell>
          <table:table-cell office:value-type="percentage" office:value="0.88368522072936662" table:style-name="ce39">
            <text:p>88,4%</text:p>
          </table:table-cell>
          <table:table-cell office:value-type="float" office:value="3630" table:style-name="ce38">
            <text:p>3.630</text:p>
          </table:table-cell>
          <table:table-cell office:value-type="percentage" office:value="0.84066697545159796" table:style-name="ce39">
            <text:p>84,1%</text:p>
          </table:table-cell>
          <table:table-cell office:value-type="float" office:value="1902" table:style-name="ce38">
            <text:p>1.902</text:p>
          </table:table-cell>
          <table:table-cell office:value-type="percentage" office:value="0.24207712867506681" table:style-name="ce39">
            <text:p>24,2%</text:p>
          </table:table-cell>
          <table:table-cell office:value-type="float" office:value="5861" table:style-name="ce38">
            <text:p>5.861</text:p>
          </table:table-cell>
          <table:table-cell office:value-type="percentage" office:value="0.50718241606092074" table:style-name="ce39">
            <text:p>50,7%</text:p>
          </table:table-cell>
          <table:table-cell office:value-type="float" office:value="2516" table:style-name="ce38">
            <text:p>2.516</text:p>
          </table:table-cell>
          <table:table-cell office:value-type="percentage" office:value="0.19901914254073721" table:style-name="ce39">
            <text:p>19,9%</text:p>
          </table:table-cell>
          <table:table-cell office:value-type="float" office:value="1684" table:style-name="ce38">
            <text:p>1.684</text:p>
          </table:table-cell>
          <table:table-cell office:value-type="percentage" office:value="9.664830119375574E-2" table:style-name="ce39">
            <text:p>9,7%</text:p>
          </table:table-cell>
          <table:table-cell office:value-type="float" office:value="374" table:style-name="ce38">
            <text:p>374</text:p>
          </table:table-cell>
          <table:table-cell office:value-type="percentage" office:value="4.9333860968209998E-2" table:style-name="ce39">
            <text:p>4,9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18276" table:style-name="ce38">
            <text:p>18.276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27624777048882976" table:style-name="ce39">
            <text:p>27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37" table:style-name="ce38">
            <text:p>1.837</text:p>
          </table:table-cell>
          <table:table-cell office:value-type="percentage" office:value="0.7820349084716901" table:style-name="ce39">
            <text:p>78,2%</text:p>
          </table:table-cell>
          <table:table-cell office:value-type="float" office:value="2935" table:style-name="ce38">
            <text:p>2.935</text:p>
          </table:table-cell>
          <table:table-cell office:value-type="percentage" office:value="0.78308431163287084" table:style-name="ce39">
            <text:p>78,3%</text:p>
          </table:table-cell>
          <table:table-cell office:value-type="float" office:value="2630" table:style-name="ce38">
            <text:p>2.630</text:p>
          </table:table-cell>
          <table:table-cell office:value-type="percentage" office:value="0.33601635364763" table:style-name="ce39">
            <text:p>33,6%</text:p>
          </table:table-cell>
          <table:table-cell office:value-type="float" office:value="5701" table:style-name="ce38">
            <text:p>5.701</text:p>
          </table:table-cell>
          <table:table-cell office:value-type="percentage" office:value="0.50455792548013101" table:style-name="ce39">
            <text:p>50,5%</text:p>
          </table:table-cell>
          <table:table-cell office:value-type="float" office:value="1848" table:style-name="ce38">
            <text:p>1.848</text:p>
          </table:table-cell>
          <table:table-cell office:value-type="percentage" office:value="0.15397433761039828" table:style-name="ce39">
            <text:p>15,4%</text:p>
          </table:table-cell>
          <table:table-cell office:value-type="float" office:value="1719" table:style-name="ce38">
            <text:p>1.719</text:p>
          </table:table-cell>
          <table:table-cell office:value-type="percentage" office:value="9.5009119548996851E-2" table:style-name="ce39">
            <text:p>9,5%</text:p>
          </table:table-cell>
          <table:table-cell office:value-type="float" office:value="264" table:style-name="ce38">
            <text:p>264</text:p>
          </table:table-cell>
          <table:table-cell office:value-type="percentage" office:value="3.0927835051546393E-2" table:style-name="ce39">
            <text:p>3,1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6940" table:style-name="ce38">
            <text:p>16.94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25597630632536494" table:style-name="ce39">
            <text:p>25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9" table:style-name="ce38">
            <text:p>9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930" table:style-name="ce38">
            <text:p>930</text:p>
          </table:table-cell>
          <table:table-cell office:value-type="string" table:style-name="ce39">
            <text:p>-</text:p>
          </table:table-cell>
          <table:table-cell office:value-type="float" office:value="2932" table:style-name="ce38">
            <text:p>2.932</text:p>
          </table:table-cell>
          <table:table-cell office:value-type="string" table:style-name="ce39">
            <text:p>-</text:p>
          </table:table-cell>
          <table:table-cell office:value-type="float" office:value="5969" table:style-name="ce38">
            <text:p>5.969</text:p>
          </table:table-cell>
          <table:table-cell office:value-type="string" table:style-name="ce39">
            <text:p>-</text:p>
          </table:table-cell>
          <table:table-cell office:value-type="float" office:value="9699" table:style-name="ce38">
            <text:p>9.699</text:p>
          </table:table-cell>
          <table:table-cell office:value-type="string" table:style-name="ce39">
            <text:p>-</text:p>
          </table:table-cell>
          <table:table-cell office:value-type="float" office:value="1162" table:style-name="ce38">
            <text:p>1.162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20707" table:style-name="ce38">
            <text:p>20.70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55376" table:style-name="ce43">
            <text:p>2.855.376</text:p>
          </table:table-cell>
          <table:table-cell office:value-type="percentage" office:value="1" table:style-name="ce44">
            <text:p>100,0%</text:p>
          </table:table-cell>
          <table:table-cell office:value-type="float" office:value="3758919" table:style-name="ce43">
            <text:p>3.758.919</text:p>
          </table:table-cell>
          <table:table-cell office:value-type="percentage" office:value="0.94921118320625142" table:style-name="ce44">
            <text:p>94,9%</text:p>
          </table:table-cell>
          <table:table-cell office:value-type="float" office:value="1311334" table:style-name="ce43">
            <text:p>1.311.334</text:p>
          </table:table-cell>
          <table:table-cell office:value-type="percentage" office:value="0.24570684652348723" table:style-name="ce44">
            <text:p>24,6%</text:p>
          </table:table-cell>
          <table:table-cell office:value-type="float" office:value="2252388" table:style-name="ce43">
            <text:p>2.252.388</text:p>
          </table:table-cell>
          <table:table-cell office:value-type="percentage" office:value="0.320245983894345" table:style-name="ce44">
            <text:p>32,0%</text:p>
          </table:table-cell>
          <table:table-cell office:value-type="float" office:value="824597" table:style-name="ce43">
            <text:p>824.597</text:p>
          </table:table-cell>
          <table:table-cell office:value-type="percentage" office:value="0.10448865693319481" table:style-name="ce44">
            <text:p>10,4%</text:p>
          </table:table-cell>
          <table:table-cell office:value-type="float" office:value="747172" table:style-name="ce43">
            <text:p>747.172</text:p>
          </table:table-cell>
          <table:table-cell office:value-type="percentage" office:value="8.4767429934915414E-2" table:style-name="ce44">
            <text:p>8,5%</text:p>
          </table:table-cell>
          <table:table-cell office:value-type="float" office:value="141910" table:style-name="ce43">
            <text:p>141.910</text:p>
          </table:table-cell>
          <table:table-cell office:value-type="percentage" office:value="4.2869239304364953E-2" table:style-name="ce44">
            <text:p>4,3%</text:p>
          </table:table-cell>
          <table:table-cell office:value-type="float" office:value="2255" table:style-name="ce43">
            <text:p>2.255</text:p>
          </table:table-cell>
          <table:table-cell office:value-type="percentage" office:value="2.3760627744194452E-3" table:style-name="ce44">
            <text:p>0,2%</text:p>
          </table:table-cell>
          <table:table-cell office:value-type="float" office:value="11893951" table:style-name="ce43">
            <text:p>11.893.951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29638683670214139" table:style-name="ce44">
            <text:p>29,6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10T15:40:01Z</meta:creation-date>
    <dc:date>2021-06-10T15:46:29Z</dc:date>
  </office:meta>
</office:document-meta>
</file>